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7da647" draw:textarea-horizontal-align="center" draw:textarea-vertical-align="middle"/>
    </style:style>
    <style:style style:name="gr2" style:family="graphic" style:parent-style-name="standard">
      <style:graphic-properties draw:stroke="none" draw:fill-color="#666666" draw:textarea-horizontal-align="center" draw:textarea-vertical-align="middle"/>
    </style:style>
    <style:style style:name="gr3" style:family="graphic" style:parent-style-name="standard">
      <style:graphic-properties draw:stroke="none" draw:fill-color="#b3b3b3" draw:textarea-horizontal-align="center" draw:textarea-vertical-align="middle"/>
    </style:style>
    <style:style style:name="gr4" style:family="graphic" style:parent-style-name="standard">
      <style:graphic-properties draw:fill-color="#000000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9" style:family="graphic" style:parent-style-name="standard">
      <style:graphic-properties svg:stroke-width="0.102cm" svg:stroke-color="#800000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11cm"/>
    </style:style>
    <style:style style:name="gr13" style:family="graphic" style:parent-style-name="standard">
      <style:graphic-properties draw:fill-color="#008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2.31cm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width="0.102cm" svg:stroke-color="#ffff00" draw:marker-start-width="0.457cm" draw:marker-end-width="0.457cm" draw:fill-color="#ff3366" draw:opacity-name="Transparency_20_10" draw:textarea-horizontal-align="center" draw:textarea-vertical-align="middle" fo:padding-top="0.176cm" fo:padding-bottom="0.176cm" fo:padding-left="0.301cm" fo:padding-right="0.301cm" draw:shadow="hidden" draw:shadow-offset-x="0.305cm" draw:shadow-offset-y="0.305cm" draw:shadow-opacity="65%"/>
    </style:style>
    <style:style style:name="gr17" style:family="graphic" style:parent-style-name="standard">
      <style:graphic-properties draw:stroke="none" svg:stroke-width="0.102cm" svg:stroke-color="#ffff00" draw:marker-start-width="0.457cm" draw:marker-end-width="0.457cm" draw:fill-color="#ffffff" draw:textarea-horizontal-align="center" draw:textarea-vertical-align="middle" fo:padding-top="0.176cm" fo:padding-bottom="0.176cm" fo:padding-left="0.301cm" fo:padding-right="0.301cm" draw:shadow="hidden" draw:shadow-offset-x="0.305cm" draw:shadow-offset-y="0.305cm" draw:shadow-opacity="65%"/>
    </style:style>
    <style:style style:name="gr18" style:family="graphic" style:parent-style-name="standard">
      <style:graphic-properties draw:stroke="none" draw:fill-color="#ffffff" draw:textarea-horizontal-align="center" draw:textarea-vertical-align="middle"/>
    </style:style>
    <style:style style:name="gr19" style:family="graphic" style:parent-style-name="standard">
      <style:graphic-properties draw:stroke="none" draw:fill="solid" draw:fill-color="#dc2300" draw:fill-gradient-name="Gradient_20_1" draw:opacity-name="Transparency_20_9" draw:textarea-horizontal-align="center" draw:textarea-vertical-align="middle" draw:shadow-offset-x="0.305cm" draw:shadow-offset-y="0.305cm"/>
    </style:style>
    <style:style style:name="gr20" style:family="graphic" style:parent-style-name="standard">
      <style:graphic-properties draw:stroke="none" draw:fill-color="#000000" draw:opacity="50%" draw:opacity-name="" draw:textarea-horizontal-align="center" draw:textarea-vertical-align="middle" draw:shadow-opacity="50%"/>
    </style:style>
    <style:style style:name="gr21" style:family="graphic" style:parent-style-name="standard">
      <style:graphic-properties draw:stroke="none" draw:fill-color="#ffffff" draw:opacity="40%" draw:textarea-horizontal-align="center" draw:textarea-vertical-align="middle" draw:shadow-opacity="40%"/>
    </style:style>
    <style:style style:name="gr2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3" style:family="graphic" style:parent-style-name="standard">
      <style:graphic-properties svg:stroke-width="0cm" svg:stroke-color="#c0c0c0" draw:marker-start-width="0.305cm" draw:marker-end-width="0.305cm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standard">
      <style:graphic-properties svg:stroke-color="#c0c0c0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svg:stroke-color="#c0c0c0" draw:textarea-horizontal-align="center" draw:textarea-vertical-align="middle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draw:shadow="hidden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draw:shadow="hidden"/>
    </style:style>
    <style:style style:name="gr28" style:family="graphic" style:parent-style-name="standard">
      <style:graphic-properties draw:stroke="none" draw:fill-color="#ff0000" draw:textarea-horizontal-align="center" draw:textarea-vertical-align="middle"/>
    </style:style>
    <style:style style:name="gr29" style:family="graphic" style:parent-style-name="standard">
      <style:graphic-properties draw:stroke="none" draw:fill-color="#800000" draw:textarea-horizontal-align="center" draw:textarea-vertical-align="middle"/>
    </style:style>
    <style:style style:name="gr30" style:family="graphic" style:parent-style-name="standard">
      <style:graphic-properties draw:stroke="none" draw:fill-color="#000000" draw:textarea-horizontal-align="center" draw:textarea-vertical-align="middle"/>
    </style:style>
    <style:style style:name="gr31" style:family="graphic" style:parent-style-name="standard">
      <style:graphic-properties draw:stroke="none" draw:fill-color="#333333" draw:textarea-horizontal-align="center" draw:textarea-vertical-align="middle"/>
    </style:style>
    <style:style style:name="gr32" style:family="graphic" style:parent-style-name="standard">
      <style:graphic-properties draw:stroke="none" draw:fill-color="#00ae00" draw:textarea-horizontal-align="center" draw:textarea-vertical-align="middle"/>
    </style:style>
    <style:style style:name="gr33" style:family="graphic" style:parent-style-name="standard">
      <style:graphic-properties draw:stroke="none" draw:fill-color="#314004" draw:textarea-horizontal-align="center" draw:textarea-vertical-align="middle"/>
    </style:style>
    <style:style style:name="gr34" style:family="graphic" style:parent-style-name="standard">
      <style:graphic-properties draw:textarea-horizontal-align="center" draw:textarea-vertical-align="middle" draw:fontwork-style="rotate" draw:fontwork-adjust="center" draw:fontwork-distance="0cm" draw:fontwork-start="0cm" draw:fontwork-mirror="false" draw:fontwork-shadow="normal" draw:fontwork-shadow-offset-x="0cm" draw:fontwork-shadow-offset-y="0cm" draw:fontwork-form="bottom-arc" draw:fontwork-hide-form="true"/>
    </style:style>
    <style:style style:name="gr35" style:family="graphic" style:parent-style-name="standard">
      <style:graphic-properties svg:stroke-color="#ffffff" draw:textarea-horizontal-align="center" draw:textarea-vertical-align="middle" draw:fontwork-style="rotate" draw:fontwork-adjust="center" draw:fontwork-distance="0cm" draw:fontwork-start="0cm" draw:fontwork-mirror="false" draw:fontwork-shadow="normal" draw:fontwork-shadow-offset-x="0cm" draw:fontwork-shadow-offset-y="0cm" draw:fontwork-form="bottom-arc" draw:fontwork-hide-form="tru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64cm"/>
    </style:style>
    <style:style style:name="gr37" style:family="graphic" style:parent-style-name="standard">
      <style:graphic-properties draw:fill-color="#ff8080" draw:textarea-horizontal-align="justify" draw:textarea-vertical-align="middle" draw:auto-grow-height="false" draw:shadow="hidden"/>
    </style:style>
    <style:style style:name="gr38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9" style:family="graphic" style:parent-style-name="standard">
      <style:graphic-properties draw:fill-color="#ffff66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8pt" style:font-size-complex="18pt"/>
    </style:style>
    <style:style style:name="P3" style:family="paragraph">
      <style:paragraph-properties fo:text-align="center"/>
      <style:text-properties fo:color="#ffffff" fo:font-size="10.5pt" style:font-size-asian="18pt" style:font-size-complex="18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center"/>
      <style:text-properties fo:color="#ffffff" fo:font-size="10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fo:font-size="12pt" style:font-size-asian="18pt" style:font-size-complex="18pt"/>
    </style:style>
    <style:style style:name="P8" style:family="paragraph">
      <style:paragraph-properties fo:text-align="start"/>
      <style:text-properties fo:color="#000000" fo:font-size="12pt" style:font-size-asian="18pt" style:font-size-complex="18pt"/>
    </style:style>
    <style:style style:name="P9" style:family="paragraph">
      <style:text-properties fo:color="#ffffff"/>
    </style:style>
    <style:style style:name="P10" style:family="paragraph">
      <style:text-properties fo:color="#000000"/>
    </style:style>
    <style:style style:name="P11" style:family="paragraph">
      <style:paragraph-properties fo:text-align="start"/>
      <style:text-properties fo:color="#ffffff" fo:font-size="15pt" style:font-size-asian="18pt" style:font-size-complex="18pt"/>
    </style:style>
    <style:style style:name="P12" style:family="paragraph">
      <style:paragraph-properties fo:text-align="start"/>
      <style:text-properties fo:color="#000000" fo:font-size="15pt" style:font-size-asian="18pt" style:font-size-complex="18pt"/>
    </style:style>
    <style:style style:name="P13" style:family="paragraph">
      <style:text-properties fo:color="#000000" fo:font-size="13pt" style:font-size-asian="18pt" style:font-size-complex="18pt"/>
    </style:style>
    <style:style style:name="P14" style:family="paragraph">
      <style:text-properties fo:color="#ffffff" fo:font-size="13pt" style:font-size-asian="18pt" style:font-size-complex="18pt"/>
    </style:style>
    <style:style style:name="P15" style:family="paragraph">
      <style:paragraph-properties fo:text-align="center"/>
      <style:text-properties fo:font-size="24pt" fo:font-weight="bold" style:font-size-asian="18pt" style:font-size-complex="18pt"/>
    </style:style>
    <style:style style:name="P16" style:family="paragraph">
      <style:paragraph-properties fo:text-align="start"/>
      <style:text-properties fo:color="#000000" fo:font-size="16pt" fo:font-weight="bold" style:font-size-asian="18pt" style:font-size-complex="18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fo:color="#ffffff" fo:font-size="10.5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color="#ffffff" fo:font-size="10pt" style:font-size-asian="18pt" style:font-size-complex="18pt"/>
    </style:style>
    <style:style style:name="T5" style:family="text">
      <style:text-properties fo:color="#ffffff" fo:font-size="12pt" style:font-size-asian="18pt" style:font-size-complex="18pt"/>
    </style:style>
    <style:style style:name="T6" style:family="text">
      <style:text-properties fo:color="#000000" fo:font-size="12pt" style:font-size-asian="18pt" style:font-size-complex="18pt"/>
    </style:style>
    <style:style style:name="T7" style:family="text">
      <style:text-properties fo:color="#ffffff"/>
    </style:style>
    <style:style style:name="T8" style:family="text">
      <style:text-properties fo:color="#000000"/>
    </style:style>
    <style:style style:name="T9" style:family="text">
      <style:text-properties fo:color="#ffffff" fo:font-size="15pt" style:font-size-asian="18pt" style:font-size-complex="18pt"/>
    </style:style>
    <style:style style:name="T10" style:family="text">
      <style:text-properties fo:color="#000000" fo:font-size="15pt" style:font-size-asian="18pt" style:font-size-complex="18pt"/>
    </style:style>
    <style:style style:name="T11" style:family="text">
      <style:text-properties fo:color="#000000" fo:font-size="13pt" style:font-size-asian="18pt" style:font-size-complex="18pt"/>
    </style:style>
    <style:style style:name="T12" style:family="text">
      <style:text-properties fo:color="#ffffff" fo:font-size="13pt" style:font-size-asian="18pt" style:font-size-complex="18pt"/>
    </style:style>
    <style:style style:name="T13" style:family="text">
      <style:text-properties fo:color="#000000" fo:font-size="16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10.16cm" svg:height="19.05cm" svg:x="1cm" svg:y="1cm">
            <text:p/>
          </draw:rect>
          <draw:g>
            <draw:polygon draw:style-name="gr2" draw:text-style-name="P1" draw:layer="layout" svg:width="1.696cm" svg:height="6.984cm" svg:x="1.01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2.703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4.395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6.079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7.77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9.463cm" svg:y="13.065cm" svg:viewBox="0 0 1697 6985" draw:points="0,6985 848,0 1697,6985">
              <text:p/>
            </draw:polygon>
          </draw:g>
          <draw:g>
            <draw:polygon draw:style-name="gr2" draw:text-style-name="P1" draw:layer="layout" svg:width="1.696cm" svg:height="6.984cm" draw:transform="rotate (3.1415926535892) translate (11.1600000000705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9.46684889441936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7.77547911554958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6.09123464380511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4.39986486493533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2.70671375928422cm 8.04999999999149cm)" svg:viewBox="0 0 1697 6985" draw:points="0,-9115 848,-16100 1697,-9115">
              <text:p/>
            </draw:polygon>
          </draw:g>
        </draw:g>
        <draw:g>
          <draw:rect draw:style-name="gr1" draw:text-style-name="P1" draw:layer="layout" svg:width="10.16cm" svg:height="19.05cm" svg:x="11.3cm" svg:y="1cm">
            <text:p/>
          </draw:rect>
          <draw:g>
            <draw:polygon draw:style-name="gr2" draw:text-style-name="P1" draw:layer="layout" svg:width="1.696cm" svg:height="6.984cm" svg:x="11.31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3.003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14.695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6.379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18.07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9.763cm" svg:y="13.065cm" svg:viewBox="0 0 1697 6985" draw:points="0,6985 848,0 1697,6985">
              <text:p/>
            </draw:polygon>
          </draw:g>
          <draw:g>
            <draw:polygon draw:style-name="gr2" draw:text-style-name="P1" draw:layer="layout" svg:width="1.696cm" svg:height="6.984cm" draw:transform="rotate (3.1415926535892) translate (21.4600000000705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9.7668488944194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18.0754791155497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6.3912346438052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14.6998648649354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3.0067137592843cm 8.04999999999149cm)" svg:viewBox="0 0 1697 6985" draw:points="0,-9115 848,-16100 1697,-9115">
              <text:p/>
            </draw:polygon>
          </draw:g>
        </draw:g>
        <draw:g>
          <draw:ellipse draw:style-name="gr4" draw:text-style-name="P1" draw:layer="layout" svg:width="1.21cm" svg:height="1.211cm" svg:x="1.3cm" svg:y="3.828cm">
            <text:p/>
          </draw:ellipse>
          <draw:circle draw:style-name="gr4" draw:text-style-name="P1" draw:layer="layout" svg:width="1.21cm" svg:height="1.21cm" svg:x="1.302cm" svg:y="5.165cm">
            <text:p/>
          </draw:circle>
          <draw:ellipse draw:style-name="gr4" draw:text-style-name="P1" draw:layer="layout" svg:width="1.21cm" svg:height="1.211cm" svg:x="1.302cm" svg:y="6.499cm">
            <text:p/>
          </draw:ellipse>
          <draw:circle draw:style-name="gr4" draw:text-style-name="P1" draw:layer="layout" svg:width="1.21cm" svg:height="1.21cm" svg:x="1.302cm" svg:y="2.496cm">
            <text:p/>
          </draw:circle>
          <draw:ellipse draw:style-name="gr4" draw:text-style-name="P1" draw:layer="layout" svg:width="1.21cm" svg:height="1.211cm" svg:x="1.302cm" svg:y="1.161cm">
            <text:p/>
          </draw:ellipse>
        </draw:g>
        <draw:g>
          <draw:ellipse draw:style-name="gr5" draw:text-style-name="P1" draw:layer="layout" svg:width="1.21cm" svg:height="1.211cm" svg:x="1.3cm" svg:y="16.129cm">
            <text:p/>
          </draw:ellipse>
          <draw:circle draw:style-name="gr5" draw:text-style-name="P1" draw:layer="layout" svg:width="1.21cm" svg:height="1.21cm" svg:x="1.302cm" svg:y="17.466cm">
            <text:p/>
          </draw:circle>
          <draw:ellipse draw:style-name="gr5" draw:text-style-name="P1" draw:layer="layout" svg:width="1.21cm" svg:height="1.211cm" svg:x="1.302cm" svg:y="18.8cm">
            <text:p/>
          </draw:ellipse>
          <draw:circle draw:style-name="gr5" draw:text-style-name="P1" draw:layer="layout" svg:width="1.21cm" svg:height="1.21cm" svg:x="1.302cm" svg:y="14.797cm">
            <text:p/>
          </draw:circle>
          <draw:ellipse draw:style-name="gr5" draw:text-style-name="P1" draw:layer="layout" svg:width="1.21cm" svg:height="1.211cm" svg:x="1.302cm" svg:y="13.462cm">
            <text:p/>
          </draw:ellipse>
        </draw:g>
        <draw:g>
          <draw:ellipse draw:style-name="gr5" draw:text-style-name="P1" draw:layer="layout" svg:width="1.21cm" svg:height="1.211cm" svg:x="11.6cm" svg:y="3.83cm">
            <text:p/>
          </draw:ellipse>
          <draw:circle draw:style-name="gr5" draw:text-style-name="P1" draw:layer="layout" svg:width="1.21cm" svg:height="1.21cm" svg:x="11.602cm" svg:y="5.167cm">
            <text:p/>
          </draw:circle>
          <draw:ellipse draw:style-name="gr5" draw:text-style-name="P1" draw:layer="layout" svg:width="1.21cm" svg:height="1.211cm" svg:x="11.602cm" svg:y="6.501cm">
            <text:p/>
          </draw:ellipse>
          <draw:circle draw:style-name="gr5" draw:text-style-name="P1" draw:layer="layout" svg:width="1.21cm" svg:height="1.21cm" svg:x="11.602cm" svg:y="2.498cm">
            <text:p/>
          </draw:circle>
          <draw:ellipse draw:style-name="gr5" draw:text-style-name="P1" draw:layer="layout" svg:width="1.21cm" svg:height="1.211cm" svg:x="11.602cm" svg:y="1.163cm">
            <text:p/>
          </draw:ellipse>
        </draw:g>
        <draw:g>
          <draw:ellipse draw:style-name="gr5" draw:text-style-name="P1" draw:layer="layout" svg:width="1.21cm" svg:height="1.211cm" svg:x="8.001cm" svg:y="3.714cm">
            <text:p/>
          </draw:ellipse>
          <draw:circle draw:style-name="gr5" draw:text-style-name="P1" draw:layer="layout" svg:width="1.21cm" svg:height="1.21cm" svg:x="8.003cm" svg:y="2.382cm">
            <text:p/>
          </draw:circle>
          <draw:ellipse draw:style-name="gr5" draw:text-style-name="P1" draw:layer="layout" svg:width="1.21cm" svg:height="1.211cm" svg:x="8.003cm" svg:y="1.047cm">
            <text:p/>
          </draw:ellipse>
        </draw:g>
        <draw:g>
          <draw:ellipse draw:style-name="gr5" draw:text-style-name="P1" draw:layer="layout" svg:width="1.21cm" svg:height="1.211cm" svg:x="20.019cm" svg:y="18.652cm">
            <text:p/>
          </draw:ellipse>
          <draw:circle draw:style-name="gr5" draw:text-style-name="P1" draw:layer="layout" svg:width="1.21cm" svg:height="1.21cm" svg:x="20.021cm" svg:y="17.32cm">
            <text:p/>
          </draw:circle>
        </draw:g>
        <draw:g>
          <draw:ellipse draw:style-name="gr4" draw:text-style-name="P1" draw:layer="layout" svg:width="1.21cm" svg:height="1.211cm" svg:x="8.027cm" svg:y="16.118cm">
            <text:p/>
          </draw:ellipse>
          <draw:circle draw:style-name="gr4" draw:text-style-name="P1" draw:layer="layout" svg:width="1.21cm" svg:height="1.21cm" svg:x="8.029cm" svg:y="17.455cm">
            <text:p/>
          </draw:circle>
          <draw:ellipse draw:style-name="gr4" draw:text-style-name="P1" draw:layer="layout" svg:width="1.21cm" svg:height="1.211cm" svg:x="8.029cm" svg:y="18.789cm">
            <text:p/>
          </draw:ellipse>
        </draw:g>
        <draw:g>
          <draw:ellipse draw:style-name="gr4" draw:text-style-name="P1" draw:layer="layout" svg:width="1.21cm" svg:height="1.211cm" svg:x="11.53cm" svg:y="16.118cm">
            <text:p/>
          </draw:ellipse>
          <draw:circle draw:style-name="gr4" draw:text-style-name="P1" draw:layer="layout" svg:width="1.21cm" svg:height="1.21cm" svg:x="11.532cm" svg:y="17.455cm">
            <text:p/>
          </draw:circle>
          <draw:ellipse draw:style-name="gr4" draw:text-style-name="P1" draw:layer="layout" svg:width="1.21cm" svg:height="1.211cm" svg:x="11.532cm" svg:y="18.789cm">
            <text:p/>
          </draw:ellipse>
          <draw:circle draw:style-name="gr4" draw:text-style-name="P1" draw:layer="layout" svg:width="1.21cm" svg:height="1.21cm" svg:x="11.532cm" svg:y="14.786cm">
            <text:p/>
          </draw:circle>
          <draw:ellipse draw:style-name="gr4" draw:text-style-name="P1" draw:layer="layout" svg:width="1.21cm" svg:height="1.211cm" svg:x="11.532cm" svg:y="13.451cm">
            <text:p/>
          </draw:ellipse>
        </draw:g>
        <draw:g>
          <draw:circle draw:style-name="gr4" draw:text-style-name="P1" draw:layer="layout" svg:width="1.21cm" svg:height="1.21cm" svg:x="19.973cm" svg:y="2.508cm">
            <text:p/>
          </draw:circle>
          <draw:ellipse draw:style-name="gr4" draw:text-style-name="P1" draw:layer="layout" svg:width="1.21cm" svg:height="1.211cm" svg:x="19.973cm" svg:y="1.173cm">
            <text:p/>
          </draw:ellipse>
        </draw:g>
      </draw:page>
      <draw:page draw:name="page2" draw:style-name="dp1" draw:master-page-name="Default">
        <office:forms form:automatic-focus="false" form:apply-design-mode="false"/>
        <draw:g>
          <draw:rect draw:style-name="gr1" draw:text-style-name="P1" draw:layer="layout" svg:width="10.16cm" svg:height="19.05cm" svg:x="1cm" svg:y="1cm">
            <text:p/>
          </draw:rect>
          <draw:g>
            <draw:polygon draw:style-name="gr2" draw:text-style-name="P1" draw:layer="layout" svg:width="1.696cm" svg:height="6.984cm" svg:x="1.01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2.703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4.395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6.079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7.77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9.463cm" svg:y="13.065cm" svg:viewBox="0 0 1697 6985" draw:points="0,6985 848,0 1697,6985">
              <text:p/>
            </draw:polygon>
          </draw:g>
          <draw:g>
            <draw:polygon draw:style-name="gr2" draw:text-style-name="P1" draw:layer="layout" svg:width="1.696cm" svg:height="6.984cm" draw:transform="rotate (3.1415926535892) translate (11.1600000000705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9.46684889441936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7.77547911554958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6.09123464380511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4.39986486493533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2.70671375928422cm 8.04999999999149cm)" svg:viewBox="0 0 1697 6985" draw:points="0,-9115 848,-16100 1697,-9115">
              <text:p/>
            </draw:polygon>
          </draw:g>
        </draw:g>
        <draw:g>
          <draw:rect draw:style-name="gr1" draw:text-style-name="P1" draw:layer="layout" svg:width="10.16cm" svg:height="19.05cm" svg:x="11.3cm" svg:y="1cm">
            <text:p/>
          </draw:rect>
          <draw:g>
            <draw:polygon draw:style-name="gr2" draw:text-style-name="P1" draw:layer="layout" svg:width="1.696cm" svg:height="6.984cm" svg:x="11.31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3.003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14.695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6.379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18.07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9.763cm" svg:y="13.065cm" svg:viewBox="0 0 1697 6985" draw:points="0,6985 848,0 1697,6985">
              <text:p/>
            </draw:polygon>
          </draw:g>
          <draw:g>
            <draw:polygon draw:style-name="gr2" draw:text-style-name="P1" draw:layer="layout" svg:width="1.696cm" svg:height="6.984cm" draw:transform="rotate (3.1415926535892) translate (21.4600000000705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9.7668488944194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18.0754791155497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6.3912346438052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14.6998648649354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3.0067137592843cm 8.04999999999149cm)" svg:viewBox="0 0 1697 6985" draw:points="0,-9115 848,-16100 1697,-9115">
              <text:p/>
            </draw:polygon>
          </draw:g>
        </draw:g>
        <draw:g>
          <draw:ellipse draw:style-name="gr5" draw:text-style-name="P1" draw:layer="layout" svg:width="1.21cm" svg:height="1.211cm" svg:x="20.019cm" svg:y="18.652cm">
            <text:p/>
          </draw:ellipse>
          <draw:circle draw:style-name="gr5" draw:text-style-name="P1" draw:layer="layout" svg:width="1.21cm" svg:height="1.21cm" svg:x="20.021cm" svg:y="17.32cm">
            <text:p/>
          </draw:circle>
        </draw:g>
        <draw:g>
          <draw:circle draw:style-name="gr4" draw:text-style-name="P1" draw:layer="layout" svg:width="1.21cm" svg:height="1.21cm" svg:x="19.973cm" svg:y="2.508cm">
            <text:p/>
          </draw:circle>
          <draw:ellipse draw:style-name="gr4" draw:text-style-name="P1" draw:layer="layout" svg:width="1.21cm" svg:height="1.211cm" svg:x="19.973cm" svg:y="1.173cm">
            <text:p/>
          </draw:ellipse>
          <draw:circle draw:style-name="gr4" draw:text-style-name="P1" draw:layer="layout" svg:width="1.21cm" svg:height="1.21cm" svg:x="19.973cm" svg:y="3.908cm">
            <text:p/>
          </draw:circle>
          <draw:circle draw:style-name="gr4" draw:text-style-name="P1" draw:layer="layout" svg:width="1.21cm" svg:height="1.21cm" svg:x="19.973cm" svg:y="5.308cm">
            <text:p/>
          </draw:circle>
          <draw:circle draw:style-name="gr4" draw:text-style-name="P1" draw:layer="layout" svg:width="1.21cm" svg:height="1.21cm" svg:x="19.973cm" svg:y="6.808cm">
            <text:p/>
          </draw:circle>
        </draw:g>
        <draw:rect draw:style-name="gr1" draw:text-style-name="P1" draw:layer="layout" svg:width="3.032cm" svg:height="19.05cm" svg:x="21.663cm" svg:y="1cm">
          <text:p/>
        </draw:rect>
        <draw:g>
          <draw:circle draw:style-name="gr4" draw:text-style-name="P1" draw:layer="layout" svg:width="1.21cm" svg:height="1.21cm" svg:x="16.773cm" svg:y="2.509cm">
            <text:p/>
          </draw:circle>
          <draw:ellipse draw:style-name="gr4" draw:text-style-name="P1" draw:layer="layout" svg:width="1.21cm" svg:height="1.211cm" svg:x="16.773cm" svg:y="1.174cm">
            <text:p/>
          </draw:ellipse>
          <draw:circle draw:style-name="gr4" draw:text-style-name="P1" draw:layer="layout" svg:width="1.21cm" svg:height="1.21cm" svg:x="16.773cm" svg:y="3.909cm">
            <text:p/>
          </draw:circle>
          <draw:circle draw:style-name="gr4" draw:text-style-name="P1" draw:layer="layout" svg:width="1.21cm" svg:height="1.21cm" svg:x="16.773cm" svg:y="5.309cm">
            <text:p/>
          </draw:circle>
        </draw:g>
        <draw:g>
          <draw:circle draw:style-name="gr4" draw:text-style-name="P1" draw:layer="layout" svg:width="1.21cm" svg:height="1.21cm" svg:x="14.973cm" svg:y="2.509cm">
            <text:p/>
          </draw:circle>
          <draw:ellipse draw:style-name="gr4" draw:text-style-name="P1" draw:layer="layout" svg:width="1.21cm" svg:height="1.211cm" svg:x="14.973cm" svg:y="1.174cm">
            <text:p/>
          </draw:ellipse>
        </draw:g>
        <draw:g>
          <draw:circle draw:style-name="gr4" draw:text-style-name="P1" draw:layer="layout" svg:width="1.21cm" svg:height="1.21cm" svg:x="13.373cm" svg:y="2.509cm">
            <text:p/>
          </draw:circle>
          <draw:ellipse draw:style-name="gr4" draw:text-style-name="P1" draw:layer="layout" svg:width="1.21cm" svg:height="1.211cm" svg:x="13.373cm" svg:y="1.174cm">
            <text:p/>
          </draw:ellipse>
        </draw:g>
        <draw:g>
          <draw:circle draw:style-name="gr4" draw:text-style-name="P1" draw:layer="layout" svg:width="1.21cm" svg:height="1.21cm" svg:x="11.673cm" svg:y="2.509cm">
            <text:p/>
          </draw:circle>
          <draw:ellipse draw:style-name="gr4" draw:text-style-name="P1" draw:layer="layout" svg:width="1.21cm" svg:height="1.211cm" svg:x="11.673cm" svg:y="1.174cm">
            <text:p/>
          </draw:ellipse>
        </draw:g>
        <draw:circle draw:style-name="gr5" draw:text-style-name="P1" draw:layer="layout" svg:width="1.21cm" svg:height="1.21cm" svg:x="22.521cm" svg:y="8.62cm">
          <text:p/>
        </draw:circle>
        <draw:g>
          <draw:ellipse draw:style-name="gr5" draw:text-style-name="P1" draw:layer="layout" svg:width="1.21cm" svg:height="1.211cm" svg:x="18.319cm" svg:y="18.653cm">
            <text:p/>
          </draw:ellipse>
          <draw:circle draw:style-name="gr5" draw:text-style-name="P1" draw:layer="layout" svg:width="1.21cm" svg:height="1.21cm" svg:x="18.321cm" svg:y="17.321cm">
            <text:p/>
          </draw:circle>
        </draw:g>
        <draw:g>
          <draw:ellipse draw:style-name="gr5" draw:text-style-name="P1" draw:layer="layout" svg:width="1.21cm" svg:height="1.211cm" svg:x="16.719cm" svg:y="18.653cm">
            <text:p/>
          </draw:ellipse>
          <draw:circle draw:style-name="gr5" draw:text-style-name="P1" draw:layer="layout" svg:width="1.21cm" svg:height="1.21cm" svg:x="16.721cm" svg:y="17.321cm">
            <text:p/>
          </draw:circle>
        </draw:g>
        <draw:g>
          <draw:ellipse draw:style-name="gr5" draw:text-style-name="P1" draw:layer="layout" svg:width="1.21cm" svg:height="1.211cm" svg:x="15.019cm" svg:y="18.653cm">
            <text:p/>
          </draw:ellipse>
          <draw:circle draw:style-name="gr5" draw:text-style-name="P1" draw:layer="layout" svg:width="1.21cm" svg:height="1.21cm" svg:x="15.021cm" svg:y="17.321cm">
            <text:p/>
          </draw:circle>
        </draw:g>
        <draw:g>
          <draw:ellipse draw:style-name="gr5" draw:text-style-name="P1" draw:layer="layout" svg:width="1.21cm" svg:height="1.211cm" svg:x="13.319cm" svg:y="18.653cm">
            <text:p/>
          </draw:ellipse>
          <draw:circle draw:style-name="gr5" draw:text-style-name="P1" draw:layer="layout" svg:width="1.21cm" svg:height="1.21cm" svg:x="13.321cm" svg:y="17.321cm">
            <text:p/>
          </draw:circle>
        </draw:g>
        <draw:g>
          <draw:ellipse draw:style-name="gr5" draw:text-style-name="P1" draw:layer="layout" svg:width="1.21cm" svg:height="1.211cm" svg:x="11.619cm" svg:y="18.653cm">
            <text:p/>
          </draw:ellipse>
          <draw:circle draw:style-name="gr5" draw:text-style-name="P1" draw:layer="layout" svg:width="1.21cm" svg:height="1.21cm" svg:x="11.621cm" svg:y="17.321cm">
            <text:p/>
          </draw:circle>
        </draw:g>
        <draw:g>
          <draw:ellipse draw:style-name="gr5" draw:text-style-name="P1" draw:layer="layout" svg:width="1.21cm" svg:height="1.211cm" svg:x="9.719cm" svg:y="18.653cm">
            <text:p/>
          </draw:ellipse>
          <draw:circle draw:style-name="gr5" draw:text-style-name="P1" draw:layer="layout" svg:width="1.21cm" svg:height="1.21cm" svg:x="9.721cm" svg:y="17.321cm">
            <text:p/>
          </draw:circle>
        </draw:g>
        <draw:g>
          <draw:custom-shape draw:style-name="gr6" draw:text-style-name="P1" draw:layer="layout" svg:width="1.286cm" svg:height="1.286cm" svg:x="3.85cm" svg:y="10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322cm" svg:height="0.32cm" svg:x="4.092cm" svg:y="10.607cm">
              <text:p/>
            </draw:ellipse>
            <draw:ellipse draw:style-name="gr7" draw:text-style-name="P1" draw:layer="layout" svg:width="0.322cm" svg:height="0.32cm" svg:x="4.561cm" svg:y="10.607cm">
              <text:p/>
            </draw:ellipse>
            <draw:ellipse draw:style-name="gr7" draw:text-style-name="P1" draw:layer="layout" svg:width="0.322cm" svg:height="0.32cm" svg:x="4.092cm" svg:y="11.072cm">
              <text:p/>
            </draw:ellipse>
            <draw:ellipse draw:style-name="gr7" draw:text-style-name="P1" draw:layer="layout" svg:width="0.322cm" svg:height="0.32cm" svg:x="4.561cm" svg:y="11.072cm">
              <text:p/>
            </draw:ellipse>
          </draw:g>
        </draw:g>
        <draw:g>
          <draw:custom-shape draw:style-name="gr6" draw:text-style-name="P1" draw:layer="layout" svg:width="1.286cm" svg:height="1.286cm" svg:x="6.818cm" svg:y="10.3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291cm" svg:height="0.289cm" svg:x="7.652cm" svg:y="10.57cm">
              <text:p/>
            </draw:ellipse>
            <draw:ellipse draw:style-name="gr7" draw:text-style-name="P1" draw:layer="layout" svg:width="0.291cm" svg:height="0.289cm" svg:x="7.072cm" svg:y="11.145cm">
              <text:p/>
            </draw:ellipse>
          </draw:g>
        </draw:g>
        <draw:g>
          <draw:custom-shape draw:style-name="gr6" draw:text-style-name="P1" draw:layer="layout" svg:width="1.286cm" svg:height="1.286cm" svg:x="3.85cm" svg:y="7.5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322cm" svg:height="0.32cm" svg:x="4.092cm" svg:y="7.807cm">
              <text:p/>
            </draw:ellipse>
            <draw:ellipse draw:style-name="gr7" draw:text-style-name="P1" draw:layer="layout" svg:width="0.322cm" svg:height="0.32cm" svg:x="4.561cm" svg:y="7.807cm">
              <text:p/>
            </draw:ellipse>
            <draw:ellipse draw:style-name="gr7" draw:text-style-name="P1" draw:layer="layout" svg:width="0.322cm" svg:height="0.32cm" svg:x="4.092cm" svg:y="8.272cm">
              <text:p/>
            </draw:ellipse>
            <draw:ellipse draw:style-name="gr7" draw:text-style-name="P1" draw:layer="layout" svg:width="0.322cm" svg:height="0.32cm" svg:x="4.561cm" svg:y="8.272cm">
              <text:p/>
            </draw:ellipse>
          </draw:g>
        </draw:g>
        <draw:g>
          <draw:custom-shape draw:style-name="gr6" draw:text-style-name="P1" draw:layer="layout" svg:width="1.286cm" svg:height="1.286cm" svg:x="6.818cm" svg:y="7.5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291cm" svg:height="0.289cm" svg:x="7.652cm" svg:y="7.77cm">
              <text:p/>
            </draw:ellipse>
            <draw:ellipse draw:style-name="gr7" draw:text-style-name="P1" draw:layer="layout" svg:width="0.291cm" svg:height="0.289cm" svg:x="7.072cm" svg:y="8.345cm">
              <text:p/>
            </draw:ellipse>
          </draw:g>
        </draw:g>
        <draw:custom-shape draw:style-name="gr8" draw:text-style-name="P1" draw:layer="layout" svg:width="2.29cm" svg:height="2.29cm" svg:x="3.36cm" svg:y="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791.968572675687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g>
          <draw:custom-shape draw:style-name="gr6" draw:text-style-name="P1" draw:layer="layout" svg:width="1.286cm" svg:height="1.286cm" svg:x="3.85cm" svg:y="12.9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322cm" svg:height="0.32cm" svg:x="4.092cm" svg:y="13.207cm">
              <text:p/>
            </draw:ellipse>
            <draw:ellipse draw:style-name="gr7" draw:text-style-name="P1" draw:layer="layout" svg:width="0.322cm" svg:height="0.32cm" svg:x="4.561cm" svg:y="13.207cm">
              <text:p/>
            </draw:ellipse>
            <draw:ellipse draw:style-name="gr7" draw:text-style-name="P1" draw:layer="layout" svg:width="0.322cm" svg:height="0.32cm" svg:x="4.092cm" svg:y="13.672cm">
              <text:p/>
            </draw:ellipse>
            <draw:ellipse draw:style-name="gr7" draw:text-style-name="P1" draw:layer="layout" svg:width="0.322cm" svg:height="0.32cm" svg:x="4.561cm" svg:y="13.672cm">
              <text:p/>
            </draw:ellipse>
          </draw:g>
        </draw:g>
        <draw:g>
          <draw:custom-shape draw:style-name="gr6" draw:text-style-name="P1" draw:layer="layout" svg:width="1.286cm" svg:height="1.286cm" svg:x="6.818cm" svg:y="12.9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291cm" svg:height="0.289cm" svg:x="7.652cm" svg:y="13.17cm">
              <text:p/>
            </draw:ellipse>
            <draw:ellipse draw:style-name="gr7" draw:text-style-name="P1" draw:layer="layout" svg:width="0.291cm" svg:height="0.289cm" svg:x="7.072cm" svg:y="13.745cm">
              <text:p/>
            </draw:ellipse>
          </draw:g>
        </draw:g>
        <draw:line draw:style-name="gr9" draw:text-style-name="P1" draw:layer="layout" svg:x1="3.822cm" svg:y1="10.332cm" svg:x2="5.25cm" svg:y2="11.675cm">
          <text:p/>
        </draw:line>
        <draw:line draw:style-name="gr9" draw:text-style-name="P1" draw:layer="layout" svg:x1="3.822cm" svg:y1="12.933cm" svg:x2="5.25cm" svg:y2="14.276cm">
          <text:p/>
        </draw:line>
        <draw:line draw:style-name="gr9" draw:text-style-name="P1" draw:layer="layout" svg:x1="5.25cm" svg:y1="12.933cm" svg:x2="3.822cm" svg:y2="14.276cm">
          <text:p/>
        </draw:line>
      </draw:page>
      <draw:page draw:name="page3" draw:style-name="dp1" draw:master-page-name="Default">
        <office:forms form:automatic-focus="false" form:apply-design-mode="false"/>
        <draw:g>
          <draw:rect draw:style-name="gr1" draw:text-style-name="P1" draw:layer="layout" svg:width="10.16cm" svg:height="19.05cm" svg:x="1cm" svg:y="1cm">
            <text:p/>
          </draw:rect>
          <draw:g>
            <draw:polygon draw:style-name="gr2" draw:text-style-name="P1" draw:layer="layout" svg:width="1.696cm" svg:height="6.984cm" svg:x="1.01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2.703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4.395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6.079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7.77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9.463cm" svg:y="13.065cm" svg:viewBox="0 0 1697 6985" draw:points="0,6985 848,0 1697,6985">
              <text:p/>
            </draw:polygon>
          </draw:g>
          <draw:g>
            <draw:polygon draw:style-name="gr2" draw:text-style-name="P1" draw:layer="layout" svg:width="1.696cm" svg:height="6.984cm" draw:transform="rotate (3.1415926535892) translate (11.1600000000705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9.46684889441936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7.77547911554958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6.09123464380511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4.39986486493533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2.70671375928422cm 8.04999999999149cm)" svg:viewBox="0 0 1697 6985" draw:points="0,-9115 848,-16100 1697,-9115">
              <text:p/>
            </draw:polygon>
          </draw:g>
        </draw:g>
        <draw:g>
          <draw:rect draw:style-name="gr1" draw:text-style-name="P1" draw:layer="layout" svg:width="10.16cm" svg:height="19.05cm" svg:x="11.3cm" svg:y="1cm">
            <text:p/>
          </draw:rect>
          <draw:g>
            <draw:polygon draw:style-name="gr2" draw:text-style-name="P1" draw:layer="layout" svg:width="1.696cm" svg:height="6.984cm" svg:x="11.31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3.003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14.695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6.379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18.07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9.763cm" svg:y="13.065cm" svg:viewBox="0 0 1697 6985" draw:points="0,6985 848,0 1697,6985">
              <text:p/>
            </draw:polygon>
          </draw:g>
          <draw:g>
            <draw:polygon draw:style-name="gr2" draw:text-style-name="P1" draw:layer="layout" svg:width="1.696cm" svg:height="6.984cm" draw:transform="rotate (3.1415926535892) translate (21.4600000000705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9.7668488944194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18.0754791155497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6.3912346438052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14.6998648649354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3.0067137592843cm 8.04999999999149cm)" svg:viewBox="0 0 1697 6985" draw:points="0,-9115 848,-16100 1697,-9115">
              <text:p/>
            </draw:polygon>
          </draw:g>
        </draw:g>
        <draw:g>
          <draw:ellipse draw:style-name="gr4" draw:text-style-name="P1" draw:layer="layout" svg:width="1.21cm" svg:height="1.211cm" svg:x="1.3cm" svg:y="3.828cm">
            <text:p/>
          </draw:ellipse>
          <draw:circle draw:style-name="gr4" draw:text-style-name="P1" draw:layer="layout" svg:width="1.21cm" svg:height="1.21cm" svg:x="1.302cm" svg:y="5.165cm">
            <text:p/>
          </draw:circle>
          <draw:ellipse draw:style-name="gr4" draw:text-style-name="P1" draw:layer="layout" svg:width="1.21cm" svg:height="1.211cm" svg:x="1.302cm" svg:y="6.499cm">
            <text:p/>
          </draw:ellipse>
          <draw:circle draw:style-name="gr4" draw:text-style-name="P1" draw:layer="layout" svg:width="1.21cm" svg:height="1.21cm" svg:x="1.302cm" svg:y="2.496cm">
            <text:p/>
          </draw:circle>
          <draw:ellipse draw:style-name="gr4" draw:text-style-name="P1" draw:layer="layout" svg:width="1.21cm" svg:height="1.211cm" svg:x="1.302cm" svg:y="1.161cm">
            <text:p/>
          </draw:ellipse>
        </draw:g>
        <draw:g>
          <draw:ellipse draw:style-name="gr5" draw:text-style-name="P1" draw:layer="layout" svg:width="1.21cm" svg:height="1.211cm" svg:x="1.3cm" svg:y="16.129cm">
            <text:p/>
          </draw:ellipse>
          <draw:circle draw:style-name="gr5" draw:text-style-name="P1" draw:layer="layout" svg:width="1.21cm" svg:height="1.21cm" svg:x="1.302cm" svg:y="17.466cm">
            <text:p/>
          </draw:circle>
          <draw:ellipse draw:style-name="gr5" draw:text-style-name="P1" draw:layer="layout" svg:width="1.21cm" svg:height="1.211cm" svg:x="1.302cm" svg:y="18.8cm">
            <text:p/>
          </draw:ellipse>
          <draw:circle draw:style-name="gr5" draw:text-style-name="P1" draw:layer="layout" svg:width="1.21cm" svg:height="1.21cm" svg:x="1.302cm" svg:y="14.797cm">
            <text:p/>
          </draw:circle>
          <draw:ellipse draw:style-name="gr5" draw:text-style-name="P1" draw:layer="layout" svg:width="1.21cm" svg:height="1.211cm" svg:x="1.302cm" svg:y="13.462cm">
            <text:p/>
          </draw:ellipse>
        </draw:g>
        <draw:g>
          <draw:ellipse draw:style-name="gr5" draw:text-style-name="P1" draw:layer="layout" svg:width="1.21cm" svg:height="1.211cm" svg:x="11.6cm" svg:y="3.83cm">
            <text:p/>
          </draw:ellipse>
          <draw:circle draw:style-name="gr5" draw:text-style-name="P1" draw:layer="layout" svg:width="1.21cm" svg:height="1.21cm" svg:x="11.602cm" svg:y="5.167cm">
            <text:p/>
          </draw:circle>
          <draw:ellipse draw:style-name="gr5" draw:text-style-name="P1" draw:layer="layout" svg:width="1.21cm" svg:height="1.211cm" svg:x="11.602cm" svg:y="6.501cm">
            <text:p/>
          </draw:ellipse>
          <draw:circle draw:style-name="gr5" draw:text-style-name="P1" draw:layer="layout" svg:width="1.21cm" svg:height="1.21cm" svg:x="11.602cm" svg:y="2.498cm">
            <text:p/>
          </draw:circle>
          <draw:ellipse draw:style-name="gr5" draw:text-style-name="P1" draw:layer="layout" svg:width="1.21cm" svg:height="1.211cm" svg:x="11.602cm" svg:y="1.163cm">
            <text:p/>
          </draw:ellipse>
        </draw:g>
        <draw:g>
          <draw:ellipse draw:style-name="gr5" draw:text-style-name="P1" draw:layer="layout" svg:width="1.21cm" svg:height="1.211cm" svg:x="8.001cm" svg:y="3.714cm">
            <text:p/>
          </draw:ellipse>
          <draw:circle draw:style-name="gr5" draw:text-style-name="P1" draw:layer="layout" svg:width="1.21cm" svg:height="1.21cm" svg:x="8.003cm" svg:y="2.382cm">
            <text:p/>
          </draw:circle>
          <draw:ellipse draw:style-name="gr5" draw:text-style-name="P1" draw:layer="layout" svg:width="1.21cm" svg:height="1.211cm" svg:x="8.003cm" svg:y="1.047cm">
            <text:p/>
          </draw:ellipse>
        </draw:g>
        <draw:g>
          <draw:ellipse draw:style-name="gr5" draw:text-style-name="P1" draw:layer="layout" svg:width="1.21cm" svg:height="1.211cm" svg:x="20.019cm" svg:y="18.652cm">
            <text:p/>
          </draw:ellipse>
          <draw:circle draw:style-name="gr5" draw:text-style-name="P1" draw:layer="layout" svg:width="1.21cm" svg:height="1.21cm" svg:x="20.021cm" svg:y="17.32cm">
            <text:p/>
          </draw:circle>
        </draw:g>
        <draw:g>
          <draw:ellipse draw:style-name="gr4" draw:text-style-name="P1" draw:layer="layout" svg:width="1.21cm" svg:height="1.211cm" svg:x="8.027cm" svg:y="16.118cm">
            <text:p/>
          </draw:ellipse>
          <draw:circle draw:style-name="gr4" draw:text-style-name="P1" draw:layer="layout" svg:width="1.21cm" svg:height="1.21cm" svg:x="8.029cm" svg:y="17.455cm">
            <text:p/>
          </draw:circle>
          <draw:ellipse draw:style-name="gr4" draw:text-style-name="P1" draw:layer="layout" svg:width="1.21cm" svg:height="1.211cm" svg:x="8.029cm" svg:y="18.789cm">
            <text:p/>
          </draw:ellipse>
        </draw:g>
        <draw:g>
          <draw:ellipse draw:style-name="gr4" draw:text-style-name="P1" draw:layer="layout" svg:width="1.21cm" svg:height="1.211cm" svg:x="11.53cm" svg:y="16.118cm">
            <text:p/>
          </draw:ellipse>
          <draw:circle draw:style-name="gr4" draw:text-style-name="P1" draw:layer="layout" svg:width="1.21cm" svg:height="1.21cm" svg:x="11.532cm" svg:y="17.455cm">
            <text:p/>
          </draw:circle>
          <draw:ellipse draw:style-name="gr4" draw:text-style-name="P1" draw:layer="layout" svg:width="1.21cm" svg:height="1.211cm" svg:x="11.532cm" svg:y="18.789cm">
            <text:p/>
          </draw:ellipse>
          <draw:circle draw:style-name="gr4" draw:text-style-name="P1" draw:layer="layout" svg:width="1.21cm" svg:height="1.21cm" svg:x="11.532cm" svg:y="14.786cm">
            <text:p/>
          </draw:circle>
          <draw:ellipse draw:style-name="gr4" draw:text-style-name="P1" draw:layer="layout" svg:width="1.21cm" svg:height="1.211cm" svg:x="11.532cm" svg:y="13.451cm">
            <text:p/>
          </draw:ellipse>
        </draw:g>
        <draw:g>
          <draw:circle draw:style-name="gr4" draw:text-style-name="P1" draw:layer="layout" svg:width="1.21cm" svg:height="1.21cm" svg:x="19.973cm" svg:y="2.508cm">
            <text:p/>
          </draw:circle>
          <draw:ellipse draw:style-name="gr4" draw:text-style-name="P1" draw:layer="layout" svg:width="1.21cm" svg:height="1.211cm" svg:x="19.973cm" svg:y="1.173cm">
            <text:p/>
          </draw:ellipse>
        </draw:g>
        <draw:frame draw:style-name="gr10" draw:layer="layout" svg:width="0.853cm" svg:height="0.963cm" svg:x="20.243cm" svg:y="0.037cm">
          <draw:text-box>
            <text:p>0</text:p>
          </draw:text-box>
        </draw:frame>
        <draw:frame draw:style-name="gr11" draw:layer="layout" svg:width="0.853cm" svg:height="0.963cm" svg:x="11.803cm" svg:y="0cm">
          <draw:text-box>
            <text:p>5</text:p>
          </draw:text-box>
        </draw:frame>
        <draw:frame draw:style-name="gr12" draw:layer="layout" svg:width="1.011cm" svg:height="0.963cm" svg:x="9.786cm" svg:y="0.037cm">
          <draw:text-box>
            <text:p>6</text:p>
          </draw:text-box>
        </draw:frame>
        <draw:frame draw:style-name="gr11" draw:layer="layout" svg:width="1.268cm" svg:height="0.963cm" svg:x="1.504cm" svg:y="0cm">
          <draw:text-box>
            <text:p>11</text:p>
          </draw:text-box>
        </draw:frame>
        <draw:frame draw:style-name="gr12" draw:layer="layout" svg:width="1.259cm" svg:height="0.963cm" svg:x="9.787cm" svg:y="20.037cm">
          <draw:text-box>
            <text:p>17</text:p>
          </draw:text-box>
        </draw:frame>
        <draw:frame draw:style-name="gr11" draw:layer="layout" svg:width="1.268cm" svg:height="0.963cm" svg:x="1.505cm" svg:y="20cm">
          <draw:text-box>
            <text:p>12</text:p>
          </draw:text-box>
        </draw:frame>
        <draw:frame draw:style-name="gr12" draw:layer="layout" svg:width="1.248cm" svg:height="0.963cm" svg:x="20.087cm" svg:y="20.037cm">
          <draw:text-box>
            <text:p>23</text:p>
          </draw:text-box>
        </draw:frame>
        <draw:frame draw:style-name="gr11" draw:layer="layout" svg:width="1.268cm" svg:height="0.963cm" svg:x="11.805cm" svg:y="20cm">
          <draw:text-box>
            <text:p>18</text:p>
          </draw:text-box>
        </draw:frame>
        <draw:rect draw:style-name="gr13" draw:text-style-name="P1" draw:layer="layout" svg:width="1.993cm" svg:height="19.05cm" svg:x="21.4cm" svg:y="1cm">
          <text:p/>
        </draw:rect>
        <draw:frame draw:style-name="gr14" draw:layer="layout" svg:width="3.906cm" svg:height="2.56cm" svg:x="23.981cm" svg:y="1.218cm">
          <draw:text-box>
            <text:p>White Dugout, position -1</text:p>
          </draw:text-box>
        </draw:frame>
        <draw:frame draw:style-name="gr14" draw:layer="layout" svg:width="3.906cm" svg:height="2.56cm" svg:x="23.813cm" svg:y="17.219cm">
          <draw:text-box>
            <text:p>Black Dugout, position 24</text:p>
          </draw:text-box>
        </draw:frame>
        <draw:frame draw:style-name="gr14" draw:layer="layout" svg:width="3.906cm" svg:height="2.56cm" svg:x="23.981cm" svg:y="9.418cm">
          <draw:text-box>
            <text:p>Bar, position not relevant</text:p>
          </draw:text-box>
        </draw:frame>
        <draw:line draw:style-name="gr15" draw:text-style-name="P1" draw:layer="layout" svg:x1="23.729cm" svg:y1="18.353cm" svg:x2="22.343cm" svg:y2="18.773cm">
          <text:p/>
        </draw:line>
        <draw:line draw:style-name="gr15" draw:text-style-name="P1" draw:layer="layout" svg:x1="23.729cm" svg:y1="9.853cm" svg:x2="22.343cm" svg:y2="10.273cm">
          <text:p/>
        </draw:line>
        <draw:line draw:style-name="gr15" draw:text-style-name="P1" draw:layer="layout" svg:x1="23.729cm" svg:y1="1.653cm" svg:x2="22.343cm" svg:y2="2.073cm">
          <text:p/>
        </draw:line>
      </draw:page>
      <draw:page draw:name="page4" draw:style-name="dp1" draw:master-page-name="Default">
        <office:forms form:automatic-focus="false" form:apply-design-mode="false"/>
        <draw:g>
          <draw:rect draw:style-name="gr1" draw:text-style-name="P1" draw:layer="layout" svg:width="10.16cm" svg:height="19.05cm" svg:x="1cm" svg:y="1cm">
            <text:p/>
          </draw:rect>
          <draw:g>
            <draw:polygon draw:style-name="gr2" draw:text-style-name="P1" draw:layer="layout" svg:width="1.696cm" svg:height="6.984cm" svg:x="1.01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2.703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4.395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6.079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7.77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9.463cm" svg:y="13.065cm" svg:viewBox="0 0 1697 6985" draw:points="0,6985 848,0 1697,6985">
              <text:p/>
            </draw:polygon>
          </draw:g>
          <draw:g>
            <draw:polygon draw:style-name="gr2" draw:text-style-name="P1" draw:layer="layout" svg:width="1.696cm" svg:height="6.984cm" draw:transform="rotate (3.1415926535892) translate (11.1600000000705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9.46684889441936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7.77547911554958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6.09123464380511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4.39986486493533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2.70671375928422cm 8.04999999999149cm)" svg:viewBox="0 0 1697 6985" draw:points="0,-9115 848,-16100 1697,-9115">
              <text:p/>
            </draw:polygon>
          </draw:g>
        </draw:g>
        <draw:g>
          <draw:rect draw:style-name="gr1" draw:text-style-name="P1" draw:layer="layout" svg:width="10.16cm" svg:height="19.05cm" svg:x="11.3cm" svg:y="1cm">
            <text:p/>
          </draw:rect>
          <draw:g>
            <draw:polygon draw:style-name="gr2" draw:text-style-name="P1" draw:layer="layout" svg:width="1.696cm" svg:height="6.984cm" svg:x="11.31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3.003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14.695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6.379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18.07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9.763cm" svg:y="13.065cm" svg:viewBox="0 0 1697 6985" draw:points="0,6985 848,0 1697,6985">
              <text:p/>
            </draw:polygon>
          </draw:g>
          <draw:g>
            <draw:polygon draw:style-name="gr2" draw:text-style-name="P1" draw:layer="layout" svg:width="1.696cm" svg:height="6.984cm" draw:transform="rotate (3.1415926535892) translate (21.4600000000705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9.7668488944194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18.0754791155497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6.3912346438052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14.6998648649354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3.0067137592843cm 8.04999999999149cm)" svg:viewBox="0 0 1697 6985" draw:points="0,-9115 848,-16100 1697,-9115">
              <text:p/>
            </draw:polygon>
          </draw:g>
        </draw:g>
        <draw:g>
          <draw:ellipse draw:style-name="gr4" draw:text-style-name="P1" draw:layer="layout" svg:width="1.21cm" svg:height="1.211cm" svg:x="1.3cm" svg:y="3.828cm">
            <text:p/>
          </draw:ellipse>
          <draw:circle draw:style-name="gr4" draw:text-style-name="P1" draw:layer="layout" svg:width="1.21cm" svg:height="1.21cm" svg:x="1.302cm" svg:y="5.165cm">
            <text:p/>
          </draw:circle>
          <draw:ellipse draw:style-name="gr4" draw:text-style-name="P1" draw:layer="layout" svg:width="1.21cm" svg:height="1.211cm" svg:x="1.302cm" svg:y="6.499cm">
            <text:p/>
          </draw:ellipse>
          <draw:circle draw:style-name="gr4" draw:text-style-name="P1" draw:layer="layout" svg:width="1.21cm" svg:height="1.21cm" svg:x="1.302cm" svg:y="2.496cm">
            <text:p/>
          </draw:circle>
          <draw:ellipse draw:style-name="gr4" draw:text-style-name="P1" draw:layer="layout" svg:width="1.21cm" svg:height="1.211cm" svg:x="1.302cm" svg:y="1.161cm">
            <text:p/>
          </draw:ellipse>
        </draw:g>
        <draw:g>
          <draw:ellipse draw:style-name="gr5" draw:text-style-name="P1" draw:layer="layout" svg:width="1.21cm" svg:height="1.211cm" svg:x="1.3cm" svg:y="16.129cm">
            <text:p/>
          </draw:ellipse>
          <draw:circle draw:style-name="gr5" draw:text-style-name="P1" draw:layer="layout" svg:width="1.21cm" svg:height="1.21cm" svg:x="1.302cm" svg:y="17.466cm">
            <text:p/>
          </draw:circle>
          <draw:ellipse draw:style-name="gr5" draw:text-style-name="P1" draw:layer="layout" svg:width="1.21cm" svg:height="1.211cm" svg:x="1.302cm" svg:y="18.8cm">
            <text:p/>
          </draw:ellipse>
          <draw:circle draw:style-name="gr5" draw:text-style-name="P1" draw:layer="layout" svg:width="1.21cm" svg:height="1.21cm" svg:x="1.302cm" svg:y="14.797cm">
            <text:p/>
          </draw:circle>
          <draw:g>
            <draw:circle draw:style-name="gr16" draw:text-style-name="P1" draw:layer="layout" svg:width="1.372cm" svg:height="1.372cm" svg:x="1.177cm" svg:y="13.265cm">
              <text:p/>
            </draw:circle>
            <draw:ellipse draw:style-name="gr17" draw:text-style-name="P1" draw:layer="layout" svg:width="1.21cm" svg:height="1.211cm" svg:x="1.258cm" svg:y="13.344cm">
              <text:p/>
            </draw:ellipse>
          </draw:g>
        </draw:g>
        <draw:g>
          <draw:ellipse draw:style-name="gr5" draw:text-style-name="P1" draw:layer="layout" svg:width="1.21cm" svg:height="1.211cm" svg:x="11.6cm" svg:y="3.83cm">
            <text:p/>
          </draw:ellipse>
          <draw:circle draw:style-name="gr5" draw:text-style-name="P1" draw:layer="layout" svg:width="1.21cm" svg:height="1.21cm" svg:x="11.602cm" svg:y="5.167cm">
            <text:p/>
          </draw:circle>
          <draw:circle draw:style-name="gr5" draw:text-style-name="P1" draw:layer="layout" svg:width="1.21cm" svg:height="1.21cm" svg:x="11.602cm" svg:y="2.498cm">
            <text:p/>
          </draw:circle>
          <draw:ellipse draw:style-name="gr5" draw:text-style-name="P1" draw:layer="layout" svg:width="1.21cm" svg:height="1.211cm" svg:x="11.602cm" svg:y="1.163cm">
            <text:p/>
          </draw:ellipse>
          <draw:g>
            <draw:circle draw:style-name="gr16" draw:text-style-name="P1" draw:layer="layout" svg:width="1.372cm" svg:height="1.372cm" svg:x="11.483cm" svg:y="6.518cm">
              <text:p/>
            </draw:circle>
            <draw:ellipse draw:style-name="gr17" draw:text-style-name="P1" draw:layer="layout" svg:width="1.21cm" svg:height="1.211cm" svg:x="11.564cm" svg:y="6.597cm">
              <text:p/>
            </draw:ellipse>
          </draw:g>
        </draw:g>
        <draw:g>
          <draw:circle draw:style-name="gr5" draw:text-style-name="P1" draw:layer="layout" svg:width="1.21cm" svg:height="1.21cm" svg:x="8.003cm" svg:y="2.382cm">
            <text:p/>
          </draw:circle>
          <draw:ellipse draw:style-name="gr5" draw:text-style-name="P1" draw:layer="layout" svg:width="1.21cm" svg:height="1.211cm" svg:x="8.003cm" svg:y="1.047cm">
            <text:p/>
          </draw:ellipse>
          <draw:g>
            <draw:circle draw:style-name="gr16" draw:text-style-name="P1" draw:layer="layout" svg:width="1.372cm" svg:height="1.372cm" svg:x="7.883cm" svg:y="3.718cm">
              <text:p/>
            </draw:circle>
            <draw:ellipse draw:style-name="gr17" draw:text-style-name="P1" draw:layer="layout" svg:width="1.21cm" svg:height="1.211cm" svg:x="7.964cm" svg:y="3.797cm">
              <text:p/>
            </draw:ellipse>
          </draw:g>
        </draw:g>
        <draw:g>
          <draw:ellipse draw:style-name="gr5" draw:text-style-name="P1" draw:layer="layout" svg:width="1.21cm" svg:height="1.211cm" svg:x="20.019cm" svg:y="18.652cm">
            <text:p/>
          </draw:ellipse>
          <draw:g>
            <draw:circle draw:style-name="gr16" draw:text-style-name="P1" draw:layer="layout" svg:width="1.372cm" svg:height="1.372cm" svg:x="19.983cm" svg:y="17.218cm">
              <text:p/>
            </draw:circle>
            <draw:ellipse draw:style-name="gr17" draw:text-style-name="P1" draw:layer="layout" svg:width="1.21cm" svg:height="1.211cm" svg:x="20.064cm" svg:y="17.297cm">
              <text:p/>
            </draw:ellipse>
          </draw:g>
        </draw:g>
        <draw:g>
          <draw:ellipse draw:style-name="gr4" draw:text-style-name="P1" draw:layer="layout" svg:width="1.21cm" svg:height="1.211cm" svg:x="8.027cm" svg:y="16.118cm">
            <text:p/>
          </draw:ellipse>
          <draw:circle draw:style-name="gr4" draw:text-style-name="P1" draw:layer="layout" svg:width="1.21cm" svg:height="1.21cm" svg:x="8.029cm" svg:y="17.455cm">
            <text:p/>
          </draw:circle>
          <draw:ellipse draw:style-name="gr4" draw:text-style-name="P1" draw:layer="layout" svg:width="1.21cm" svg:height="1.211cm" svg:x="8.029cm" svg:y="18.789cm">
            <text:p/>
          </draw:ellipse>
        </draw:g>
        <draw:g>
          <draw:ellipse draw:style-name="gr4" draw:text-style-name="P1" draw:layer="layout" svg:width="1.21cm" svg:height="1.211cm" svg:x="11.53cm" svg:y="16.118cm">
            <text:p/>
          </draw:ellipse>
          <draw:circle draw:style-name="gr4" draw:text-style-name="P1" draw:layer="layout" svg:width="1.21cm" svg:height="1.21cm" svg:x="11.532cm" svg:y="17.455cm">
            <text:p/>
          </draw:circle>
          <draw:ellipse draw:style-name="gr4" draw:text-style-name="P1" draw:layer="layout" svg:width="1.21cm" svg:height="1.211cm" svg:x="11.532cm" svg:y="18.789cm">
            <text:p/>
          </draw:ellipse>
          <draw:circle draw:style-name="gr4" draw:text-style-name="P1" draw:layer="layout" svg:width="1.21cm" svg:height="1.21cm" svg:x="11.532cm" svg:y="14.786cm">
            <text:p/>
          </draw:circle>
          <draw:ellipse draw:style-name="gr4" draw:text-style-name="P1" draw:layer="layout" svg:width="1.21cm" svg:height="1.211cm" svg:x="11.532cm" svg:y="13.451cm">
            <text:p/>
          </draw:ellipse>
        </draw:g>
        <draw:g>
          <draw:circle draw:style-name="gr4" draw:text-style-name="P1" draw:layer="layout" svg:width="1.21cm" svg:height="1.21cm" svg:x="19.973cm" svg:y="2.508cm">
            <text:p/>
          </draw:circle>
          <draw:ellipse draw:style-name="gr4" draw:text-style-name="P1" draw:layer="layout" svg:width="1.21cm" svg:height="1.211cm" svg:x="19.973cm" svg:y="1.173cm">
            <text:p/>
          </draw:ellipse>
        </draw:g>
        <draw:g>
          <draw:custom-shape draw:style-name="gr6" draw:text-style-name="P1" draw:layer="layout" svg:width="1.286cm" svg:height="1.286cm" svg:x="3.85cm" svg:y="10.3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322cm" svg:height="0.32cm" svg:x="4.092cm" svg:y="10.606cm">
              <text:p/>
            </draw:ellipse>
            <draw:ellipse draw:style-name="gr7" draw:text-style-name="P1" draw:layer="layout" svg:width="0.322cm" svg:height="0.32cm" svg:x="4.561cm" svg:y="10.606cm">
              <text:p/>
            </draw:ellipse>
            <draw:ellipse draw:style-name="gr7" draw:text-style-name="P1" draw:layer="layout" svg:width="0.322cm" svg:height="0.32cm" svg:x="4.092cm" svg:y="11.071cm">
              <text:p/>
            </draw:ellipse>
            <draw:ellipse draw:style-name="gr7" draw:text-style-name="P1" draw:layer="layout" svg:width="0.322cm" svg:height="0.32cm" svg:x="4.561cm" svg:y="11.071cm">
              <text:p/>
            </draw:ellipse>
          </draw:g>
        </draw:g>
        <draw:g>
          <draw:custom-shape draw:style-name="gr6" draw:text-style-name="P1" draw:layer="layout" svg:width="1.286cm" svg:height="1.286cm" svg:x="6.818cm" svg:y="10.3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291cm" svg:height="0.289cm" svg:x="7.652cm" svg:y="10.569cm">
              <text:p/>
            </draw:ellipse>
            <draw:ellipse draw:style-name="gr7" draw:text-style-name="P1" draw:layer="layout" svg:width="0.291cm" svg:height="0.289cm" svg:x="7.072cm" svg:y="11.144cm">
              <text:p/>
            </draw:ellipse>
          </draw:g>
        </draw:g>
      </draw:page>
      <draw:page draw:name="page5" draw:style-name="dp1" draw:master-page-name="Default">
        <office:forms form:automatic-focus="false" form:apply-design-mode="false"/>
        <draw:g>
          <draw:rect draw:style-name="gr1" draw:text-style-name="P1" draw:layer="layout" svg:width="10.16cm" svg:height="19.05cm" svg:x="1cm" svg:y="1cm">
            <text:p/>
          </draw:rect>
          <draw:g>
            <draw:polygon draw:style-name="gr2" draw:text-style-name="P1" draw:layer="layout" svg:width="1.696cm" svg:height="6.984cm" svg:x="1.01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2.703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4.395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6.079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7.77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9.463cm" svg:y="13.065cm" svg:viewBox="0 0 1697 6985" draw:points="0,6985 848,0 1697,6985">
              <text:p/>
            </draw:polygon>
          </draw:g>
          <draw:g>
            <draw:polygon draw:style-name="gr2" draw:text-style-name="P1" draw:layer="layout" svg:width="1.696cm" svg:height="6.984cm" draw:transform="rotate (3.1415926535892) translate (11.1600000000705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9.46684889441936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7.77547911554958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6.09123464380511cm 8.049999999991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4.39986486493533cm 8.049999999991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2.70671375928422cm 8.04999999999149cm)" svg:viewBox="0 0 1697 6985" draw:points="0,-9115 848,-16100 1697,-9115">
              <text:p/>
            </draw:polygon>
          </draw:g>
        </draw:g>
        <draw:g>
          <draw:rect draw:style-name="gr1" draw:text-style-name="P1" draw:layer="layout" svg:width="10.16cm" svg:height="19.05cm" svg:x="11.3cm" svg:y="0.95cm">
            <text:p/>
          </draw:rect>
          <draw:g>
            <draw:polygon draw:style-name="gr2" draw:text-style-name="P1" draw:layer="layout" svg:width="1.696cm" svg:height="6.984cm" svg:x="11.31cm" svg:y="13.015cm" svg:viewBox="0 0 1697 6985" draw:points="0,6985 848,0 1697,6985">
              <text:p/>
            </draw:polygon>
            <draw:polygon draw:style-name="gr3" draw:text-style-name="P1" draw:layer="layout" svg:width="1.696cm" svg:height="6.984cm" svg:x="13.003cm" svg:y="13.015cm" svg:viewBox="0 0 1697 6985" draw:points="0,6985 848,0 1697,6985">
              <text:p/>
            </draw:polygon>
            <draw:polygon draw:style-name="gr2" draw:text-style-name="P1" draw:layer="layout" svg:width="1.696cm" svg:height="6.984cm" svg:x="14.695cm" svg:y="13.015cm" svg:viewBox="0 0 1697 6985" draw:points="0,6985 848,0 1697,6985">
              <text:p/>
            </draw:polygon>
            <draw:polygon draw:style-name="gr3" draw:text-style-name="P1" draw:layer="layout" svg:width="1.696cm" svg:height="6.984cm" svg:x="16.379cm" svg:y="13.015cm" svg:viewBox="0 0 1697 6985" draw:points="0,6985 848,0 1697,6985">
              <text:p/>
            </draw:polygon>
            <draw:polygon draw:style-name="gr2" draw:text-style-name="P1" draw:layer="layout" svg:width="1.696cm" svg:height="6.984cm" svg:x="18.07cm" svg:y="13.015cm" svg:viewBox="0 0 1697 6985" draw:points="0,6985 848,0 1697,6985">
              <text:p/>
            </draw:polygon>
            <draw:polygon draw:style-name="gr3" draw:text-style-name="P1" draw:layer="layout" svg:width="1.696cm" svg:height="6.984cm" svg:x="19.763cm" svg:y="13.015cm" svg:viewBox="0 0 1697 6985" draw:points="0,6985 848,0 1697,6985">
              <text:p/>
            </draw:polygon>
          </draw:g>
          <draw:g>
            <draw:polygon draw:style-name="gr2" draw:text-style-name="P1" draw:layer="layout" svg:width="1.696cm" svg:height="6.984cm" draw:transform="rotate (3.1415926535892) translate (21.4600000000705cm 7.99999999999146cm)" svg:viewBox="0 0 1697 6985" draw:points="0,-9015 848,-16000 1697,-9015">
              <text:p/>
            </draw:polygon>
            <draw:polygon draw:style-name="gr3" draw:text-style-name="P1" draw:layer="layout" svg:width="1.696cm" svg:height="6.984cm" draw:transform="rotate (3.1415926535892) translate (19.7668488944194cm 7.99999999999146cm)" svg:viewBox="0 0 1697 6985" draw:points="0,-9015 848,-16000 1697,-9015">
              <text:p/>
            </draw:polygon>
            <draw:polygon draw:style-name="gr2" draw:text-style-name="P1" draw:layer="layout" svg:width="1.696cm" svg:height="6.984cm" draw:transform="rotate (3.1415926535892) translate (18.0754791155497cm 7.99999999999146cm)" svg:viewBox="0 0 1697 6985" draw:points="0,-9015 848,-16000 1697,-9015">
              <text:p/>
            </draw:polygon>
            <draw:polygon draw:style-name="gr3" draw:text-style-name="P1" draw:layer="layout" svg:width="1.696cm" svg:height="6.984cm" draw:transform="rotate (3.1415926535892) translate (16.3912346438052cm 7.99999999999146cm)" svg:viewBox="0 0 1697 6985" draw:points="0,-9015 848,-16000 1697,-9015">
              <text:p/>
            </draw:polygon>
            <draw:polygon draw:style-name="gr2" draw:text-style-name="P1" draw:layer="layout" svg:width="1.696cm" svg:height="6.984cm" draw:transform="rotate (3.1415926535892) translate (14.6998648649354cm 7.99999999999146cm)" svg:viewBox="0 0 1697 6985" draw:points="0,-9015 848,-16000 1697,-9015">
              <text:p/>
            </draw:polygon>
            <draw:polygon draw:style-name="gr3" draw:text-style-name="P1" draw:layer="layout" svg:width="1.696cm" svg:height="6.984cm" draw:transform="rotate (3.1415926535892) translate (13.0067137592843cm 7.99999999999146cm)" svg:viewBox="0 0 1697 6985" draw:points="0,-9015 848,-16000 1697,-9015">
              <text:p/>
            </draw:polygon>
          </draw:g>
        </draw:g>
        <draw:g>
          <draw:ellipse draw:style-name="gr4" draw:text-style-name="P1" draw:layer="layout" svg:width="1.21cm" svg:height="1.211cm" svg:x="1.3cm" svg:y="3.828cm">
            <text:p/>
          </draw:ellipse>
          <draw:circle draw:style-name="gr4" draw:text-style-name="P1" draw:layer="layout" svg:width="1.21cm" svg:height="1.21cm" svg:x="1.302cm" svg:y="5.165cm">
            <text:p/>
          </draw:circle>
          <draw:ellipse draw:style-name="gr4" draw:text-style-name="P1" draw:layer="layout" svg:width="1.21cm" svg:height="1.211cm" svg:x="1.302cm" svg:y="6.499cm">
            <text:p/>
          </draw:ellipse>
          <draw:circle draw:style-name="gr4" draw:text-style-name="P1" draw:layer="layout" svg:width="1.21cm" svg:height="1.21cm" svg:x="1.302cm" svg:y="2.496cm">
            <text:p/>
          </draw:circle>
          <draw:ellipse draw:style-name="gr4" draw:text-style-name="P1" draw:layer="layout" svg:width="1.21cm" svg:height="1.211cm" svg:x="1.302cm" svg:y="1.161cm">
            <text:p/>
          </draw:ellipse>
        </draw:g>
        <draw:g>
          <draw:ellipse draw:style-name="gr5" draw:text-style-name="P1" draw:layer="layout" svg:width="1.21cm" svg:height="1.211cm" svg:x="1.3cm" svg:y="16.129cm">
            <text:p/>
          </draw:ellipse>
          <draw:circle draw:style-name="gr5" draw:text-style-name="P1" draw:layer="layout" svg:width="1.21cm" svg:height="1.21cm" svg:x="1.302cm" svg:y="17.466cm">
            <text:p/>
          </draw:circle>
          <draw:ellipse draw:style-name="gr5" draw:text-style-name="P1" draw:layer="layout" svg:width="1.21cm" svg:height="1.211cm" svg:x="1.302cm" svg:y="18.8cm">
            <text:p/>
          </draw:ellipse>
          <draw:circle draw:style-name="gr5" draw:text-style-name="P1" draw:layer="layout" svg:width="1.21cm" svg:height="1.21cm" svg:x="1.302cm" svg:y="14.797cm">
            <text:p/>
          </draw:circle>
          <draw:ellipse draw:style-name="gr5" draw:text-style-name="P1" draw:layer="layout" svg:width="1.21cm" svg:height="1.211cm" svg:x="1.302cm" svg:y="13.462cm">
            <text:p/>
          </draw:ellipse>
        </draw:g>
        <draw:g>
          <draw:ellipse draw:style-name="gr18" draw:text-style-name="P1" draw:layer="layout" svg:width="1.21cm" svg:height="1.211cm" svg:x="11.6cm" svg:y="3.83cm">
            <text:p/>
          </draw:ellipse>
          <draw:g>
            <draw:circle draw:style-name="gr16" draw:text-style-name="P1" draw:layer="layout" svg:width="1.372cm" svg:height="1.372cm" svg:x="11.483cm" svg:y="5.118cm">
              <text:p/>
            </draw:circle>
            <draw:ellipse draw:style-name="gr17" draw:text-style-name="P1" draw:layer="layout" svg:width="1.21cm" svg:height="1.211cm" svg:x="11.564cm" svg:y="5.197cm">
              <text:p/>
            </draw:ellipse>
          </draw:g>
          <draw:circle draw:style-name="gr18" draw:text-style-name="P1" draw:layer="layout" svg:width="1.21cm" svg:height="1.21cm" svg:x="11.602cm" svg:y="2.498cm">
            <text:p/>
          </draw:circle>
          <draw:ellipse draw:style-name="gr18" draw:text-style-name="P1" draw:layer="layout" svg:width="1.21cm" svg:height="1.211cm" svg:x="11.602cm" svg:y="1.163cm">
            <text:p/>
          </draw:ellipse>
        </draw:g>
        <draw:g>
          <draw:ellipse draw:style-name="gr5" draw:text-style-name="P1" draw:layer="layout" svg:width="1.21cm" svg:height="1.211cm" svg:x="8.001cm" svg:y="3.714cm">
            <text:p/>
          </draw:ellipse>
          <draw:circle draw:style-name="gr5" draw:text-style-name="P1" draw:layer="layout" svg:width="1.21cm" svg:height="1.21cm" svg:x="8.003cm" svg:y="2.382cm">
            <text:p/>
          </draw:circle>
          <draw:ellipse draw:style-name="gr5" draw:text-style-name="P1" draw:layer="layout" svg:width="1.21cm" svg:height="1.211cm" svg:x="8.003cm" svg:y="1.047cm">
            <text:p/>
          </draw:ellipse>
        </draw:g>
        <draw:g>
          <draw:ellipse draw:style-name="gr5" draw:text-style-name="P1" draw:layer="layout" svg:width="1.21cm" svg:height="1.211cm" svg:x="20.019cm" svg:y="18.652cm">
            <text:p/>
          </draw:ellipse>
          <draw:circle draw:style-name="gr5" draw:text-style-name="P1" draw:layer="layout" svg:width="1.21cm" svg:height="1.21cm" svg:x="20.021cm" svg:y="17.32cm">
            <text:p/>
          </draw:circle>
        </draw:g>
        <draw:g>
          <draw:circle draw:style-name="gr19" draw:text-style-name="P1" draw:layer="layout" svg:width="1.372cm" svg:height="1.372cm" svg:x="7.946cm" svg:y="16.139cm">
            <text:p/>
          </draw:circle>
          <draw:ellipse draw:style-name="gr4" draw:text-style-name="P1" draw:layer="layout" svg:width="1.21cm" svg:height="1.211cm" svg:x="8.027cm" svg:y="16.218cm">
            <text:p/>
          </draw:ellipse>
          <draw:circle draw:style-name="gr4" draw:text-style-name="P1" draw:layer="layout" svg:width="1.21cm" svg:height="1.21cm" svg:x="8.029cm" svg:y="17.555cm">
            <text:p/>
          </draw:circle>
          <draw:ellipse draw:style-name="gr4" draw:text-style-name="P1" draw:layer="layout" svg:width="1.21cm" svg:height="1.211cm" svg:x="8.029cm" svg:y="18.889cm">
            <text:p/>
          </draw:ellipse>
        </draw:g>
        <draw:g>
          <draw:ellipse draw:style-name="gr4" draw:text-style-name="P1" draw:layer="layout" svg:width="1.21cm" svg:height="1.211cm" svg:x="11.53cm" svg:y="16.118cm">
            <text:p/>
          </draw:ellipse>
          <draw:circle draw:style-name="gr4" draw:text-style-name="P1" draw:layer="layout" svg:width="1.21cm" svg:height="1.21cm" svg:x="11.532cm" svg:y="17.455cm">
            <text:p/>
          </draw:circle>
          <draw:ellipse draw:style-name="gr4" draw:text-style-name="P1" draw:layer="layout" svg:width="1.21cm" svg:height="1.211cm" svg:x="11.532cm" svg:y="18.789cm">
            <text:p/>
          </draw:ellipse>
          <draw:circle draw:style-name="gr4" draw:text-style-name="P1" draw:layer="layout" svg:width="1.21cm" svg:height="1.21cm" svg:x="11.532cm" svg:y="14.786cm">
            <text:p/>
          </draw:circle>
          <draw:ellipse draw:style-name="gr4" draw:text-style-name="P1" draw:layer="layout" svg:width="1.21cm" svg:height="1.211cm" svg:x="11.532cm" svg:y="13.451cm">
            <text:p/>
          </draw:ellipse>
        </draw:g>
        <draw:g>
          <draw:ellipse draw:style-name="gr4" draw:text-style-name="P1" draw:layer="layout" svg:width="1.21cm" svg:height="1.211cm" svg:x="19.973cm" svg:y="1.173cm">
            <text:p/>
          </draw:ellipse>
        </draw:g>
        <draw:ellipse draw:style-name="gr20" draw:text-style-name="P1" draw:layer="layout" svg:width="1.21cm" svg:height="1.211cm" svg:x="16.62cm" svg:y="18.682cm">
          <text:p/>
        </draw:ellipse>
        <draw:circle draw:style-name="gr21" draw:text-style-name="P1" draw:layer="layout" svg:width="1.21cm" svg:height="1.21cm" svg:x="18.345cm" svg:y="2.466cm">
          <text:p/>
        </draw:circle>
        <draw:g>
          <draw:ellipse draw:style-name="gr20" draw:text-style-name="P1" draw:layer="layout" svg:width="1.21cm" svg:height="1.211cm" svg:x="11.535cm" svg:y="12.135cm">
            <text:p/>
          </draw:ellipse>
          <draw:g>
            <draw:circle draw:style-name="gr7" draw:text-style-name="P1" draw:layer="layout" svg:width="0.206cm" svg:height="0.206cm" svg:x="12.207cm" svg:y="12.458cm">
              <text:p/>
            </draw:circle>
            <draw:circle draw:style-name="gr7" draw:text-style-name="P1" draw:layer="layout" svg:width="0.206cm" svg:height="0.206cm" svg:x="11.907cm" svg:y="12.758cm">
              <text:p/>
            </draw:circle>
          </draw:g>
        </draw:g>
        <draw:g>
          <draw:circle draw:style-name="gr7" draw:text-style-name="P1" draw:layer="layout" svg:width="0.186cm" svg:height="0.186cm" svg:x="16.99cm" svg:y="19.003cm">
            <text:p/>
          </draw:circle>
          <draw:circle draw:style-name="gr7" draw:text-style-name="P1" draw:layer="layout" svg:width="0.186cm" svg:height="0.186cm" svg:x="17.361cm" svg:y="19.003cm">
            <text:p/>
          </draw:circle>
          <draw:circle draw:style-name="gr7" draw:text-style-name="P1" draw:layer="layout" svg:width="0.186cm" svg:height="0.186cm" svg:x="16.99cm" svg:y="19.374cm">
            <text:p/>
          </draw:circle>
          <draw:circle draw:style-name="gr7" draw:text-style-name="P1" draw:layer="layout" svg:width="0.186cm" svg:height="0.186cm" svg:x="17.361cm" svg:y="19.374cm">
            <text:p/>
          </draw:circle>
          <draw:circle draw:style-name="gr7" draw:text-style-name="P1" draw:layer="layout" svg:width="0.186cm" svg:height="0.186cm" svg:x="17.171cm" svg:y="19.184cm">
            <text:p/>
          </draw:circle>
        </draw:g>
        <draw:g>
          <draw:custom-shape draw:style-name="gr22" draw:text-style-name="P1" draw:layer="layout" svg:width="1.286cm" svg:height="1.286cm" svg:x="14.95cm" svg:y="10.3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322cm" svg:height="0.32cm" svg:x="15.661cm" svg:y="10.604cm">
              <text:p/>
            </draw:ellipse>
            <draw:ellipse draw:style-name="gr7" draw:text-style-name="P1" draw:layer="layout" svg:width="0.322cm" svg:height="0.32cm" svg:x="15.192cm" svg:y="11.069cm">
              <text:p/>
            </draw:ellipse>
          </draw:g>
        </draw:g>
        <draw:g>
          <draw:custom-shape draw:style-name="gr22" draw:text-style-name="P1" draw:layer="layout" svg:width="1.286cm" svg:height="1.286cm" svg:x="17.918cm" svg:y="10.3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291cm" svg:height="0.289cm" svg:x="18.172cm" svg:y="10.567cm">
              <text:p/>
            </draw:ellipse>
            <draw:ellipse draw:style-name="gr7" draw:text-style-name="P1" draw:layer="layout" svg:width="0.291cm" svg:height="0.289cm" svg:x="18.752cm" svg:y="10.567cm">
              <text:p/>
            </draw:ellipse>
            <draw:ellipse draw:style-name="gr7" draw:text-style-name="P1" draw:layer="layout" svg:width="0.291cm" svg:height="0.289cm" svg:x="18.172cm" svg:y="11.142cm">
              <text:p/>
            </draw:ellipse>
            <draw:ellipse draw:style-name="gr7" draw:text-style-name="P1" draw:layer="layout" svg:width="0.291cm" svg:height="0.289cm" svg:x="18.752cm" svg:y="11.142cm">
              <text:p/>
            </draw:ellipse>
            <draw:ellipse draw:style-name="gr7" draw:text-style-name="P1" draw:layer="layout" svg:width="0.291cm" svg:height="0.288cm" svg:x="18.455cm" svg:y="10.848cm">
              <text:p/>
            </draw:ellipse>
          </draw:g>
        </draw:g>
        <draw:g>
          <draw:custom-shape draw:style-name="gr6" draw:text-style-name="P1" draw:layer="layout" svg:width="1.286cm" svg:height="1.286cm" svg:x="3.85cm" svg:y="10.3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322cm" svg:height="0.32cm" svg:x="4.092cm" svg:y="10.605cm">
              <text:p/>
            </draw:ellipse>
            <draw:ellipse draw:style-name="gr7" draw:text-style-name="P1" draw:layer="layout" svg:width="0.322cm" svg:height="0.32cm" svg:x="4.561cm" svg:y="10.605cm">
              <text:p/>
            </draw:ellipse>
            <draw:ellipse draw:style-name="gr7" draw:text-style-name="P1" draw:layer="layout" svg:width="0.322cm" svg:height="0.32cm" svg:x="4.092cm" svg:y="11.07cm">
              <text:p/>
            </draw:ellipse>
            <draw:ellipse draw:style-name="gr7" draw:text-style-name="P1" draw:layer="layout" svg:width="0.322cm" svg:height="0.32cm" svg:x="4.561cm" svg:y="11.07cm">
              <text:p/>
            </draw:ellipse>
          </draw:g>
        </draw:g>
        <draw:g>
          <draw:custom-shape draw:style-name="gr6" draw:text-style-name="P1" draw:layer="layout" svg:width="1.286cm" svg:height="1.286cm" svg:x="6.818cm" svg:y="10.3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291cm" svg:height="0.289cm" svg:x="7.652cm" svg:y="10.568cm">
              <text:p/>
            </draw:ellipse>
            <draw:ellipse draw:style-name="gr7" draw:text-style-name="P1" draw:layer="layout" svg:width="0.291cm" svg:height="0.289cm" svg:x="7.072cm" svg:y="11.143cm">
              <text:p/>
            </draw:ellipse>
          </draw:g>
        </draw:g>
        <draw:g>
          <draw:circle draw:style-name="gr21" draw:text-style-name="P1" draw:layer="layout" svg:width="1.21cm" svg:height="1.21cm" svg:x="14.945cm" svg:y="2.466cm">
            <text:p/>
          </draw:circle>
          <draw:g>
            <draw:circle draw:style-name="gr7" draw:text-style-name="P1" draw:layer="layout" svg:width="0.255cm" svg:height="0.255cm" svg:x="15.654cm" svg:y="2.663cm">
              <text:p/>
            </draw:circle>
            <draw:circle draw:style-name="gr7" draw:text-style-name="P1" draw:layer="layout" svg:width="0.255cm" svg:height="0.255cm" svg:x="15.147cm" svg:y="3.17cm">
              <text:p/>
            </draw:circle>
          </draw:g>
        </draw:g>
        <draw:g>
          <draw:circle draw:style-name="gr7" draw:text-style-name="P1" draw:layer="layout" svg:width="0.279cm" svg:height="0.28cm" svg:x="18.652cm" svg:y="2.728cm">
            <text:p/>
          </draw:circle>
          <draw:circle draw:style-name="gr7" draw:text-style-name="P1" draw:layer="layout" svg:width="0.279cm" svg:height="0.28cm" svg:x="19.059cm" svg:y="2.728cm">
            <text:p/>
          </draw:circle>
          <draw:circle draw:style-name="gr7" draw:text-style-name="P1" draw:layer="layout" svg:width="0.279cm" svg:height="0.28cm" svg:x="18.652cm" svg:y="3.134cm">
            <text:p/>
          </draw:circle>
          <draw:circle draw:style-name="gr7" draw:text-style-name="P1" draw:layer="layout" svg:width="0.279cm" svg:height="0.28cm" svg:x="19.059cm" svg:y="3.134cm">
            <text:p/>
          </draw:circle>
        </draw:g>
        <draw:circle draw:style-name="gr18" draw:text-style-name="P1" draw:layer="layout" svg:width="1.21cm" svg:height="1.21cm" svg:x="14.902cm" svg:y="1.167cm">
          <text:p/>
        </draw:circle>
        <draw:circle draw:style-name="gr4" draw:text-style-name="P1" draw:layer="layout" svg:width="1.21cm" svg:height="1.21cm" svg:x="18.373cm" svg:y="1.108cm">
          <text:p/>
        </draw:circle>
      </draw:page>
      <draw:page draw:name="page6" draw:style-name="dp1" draw:master-page-name="Default">
        <office:forms form:automatic-focus="false" form:apply-design-mode="false"/>
        <draw:g>
          <draw:rect draw:style-name="gr1" draw:text-style-name="P1" draw:layer="layout" svg:width="10.16cm" svg:height="19.05cm" svg:x="1cm" svg:y="1cm">
            <text:p/>
          </draw:rect>
          <draw:g>
            <draw:polygon draw:style-name="gr2" draw:text-style-name="P1" draw:layer="layout" svg:width="1.696cm" svg:height="6.984cm" svg:x="1.01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2.703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4.395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6.079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7.77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9.463cm" svg:y="13.065cm" svg:viewBox="0 0 1697 6985" draw:points="0,6985 848,0 1697,6985">
              <text:p/>
            </draw:polygon>
          </draw:g>
          <draw:g>
            <draw:polygon draw:style-name="gr2" draw:text-style-name="P1" draw:layer="layout" svg:width="1.696cm" svg:height="6.984cm" draw:transform="rotate (3.1415926535892) translate (11.1600000000622cm 8.049999999992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9.46684889441107cm 8.049999999992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7.77547911554129cm 8.049999999992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6.09123464379682cm 8.049999999992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4.39986486492704cm 8.049999999992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2.70671375927593cm 8.04999999999249cm)" svg:viewBox="0 0 1697 6985" draw:points="0,-9115 848,-16100 1697,-9115">
              <text:p/>
            </draw:polygon>
          </draw:g>
        </draw:g>
        <draw:g>
          <draw:rect draw:style-name="gr1" draw:text-style-name="P1" draw:layer="layout" svg:width="10.16cm" svg:height="19.05cm" svg:x="11.3cm" svg:y="1cm">
            <text:p/>
          </draw:rect>
          <draw:g>
            <draw:polygon draw:style-name="gr2" draw:text-style-name="P1" draw:layer="layout" svg:width="1.696cm" svg:height="6.984cm" svg:x="11.31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3.003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14.695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6.379cm" svg:y="13.065cm" svg:viewBox="0 0 1697 6985" draw:points="0,6985 848,0 1697,6985">
              <text:p/>
            </draw:polygon>
            <draw:polygon draw:style-name="gr2" draw:text-style-name="P1" draw:layer="layout" svg:width="1.696cm" svg:height="6.984cm" svg:x="18.07cm" svg:y="13.065cm" svg:viewBox="0 0 1697 6985" draw:points="0,6985 848,0 1697,6985">
              <text:p/>
            </draw:polygon>
            <draw:polygon draw:style-name="gr3" draw:text-style-name="P1" draw:layer="layout" svg:width="1.696cm" svg:height="6.984cm" svg:x="19.763cm" svg:y="13.065cm" svg:viewBox="0 0 1697 6985" draw:points="0,6985 848,0 1697,6985">
              <text:p/>
            </draw:polygon>
          </draw:g>
          <draw:g>
            <draw:polygon draw:style-name="gr2" draw:text-style-name="P1" draw:layer="layout" svg:width="1.696cm" svg:height="6.984cm" draw:transform="rotate (3.1415926535892) translate (21.4600000000622cm 8.049999999992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9.7668488944111cm 8.049999999992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18.0754791155414cm 8.049999999992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6.3912346437969cm 8.04999999999249cm)" svg:viewBox="0 0 1697 6985" draw:points="0,-9115 848,-16100 1697,-9115">
              <text:p/>
            </draw:polygon>
            <draw:polygon draw:style-name="gr2" draw:text-style-name="P1" draw:layer="layout" svg:width="1.696cm" svg:height="6.984cm" draw:transform="rotate (3.1415926535892) translate (14.6998648649271cm 8.04999999999249cm)" svg:viewBox="0 0 1697 6985" draw:points="0,-9115 848,-16100 1697,-9115">
              <text:p/>
            </draw:polygon>
            <draw:polygon draw:style-name="gr3" draw:text-style-name="P1" draw:layer="layout" svg:width="1.696cm" svg:height="6.984cm" draw:transform="rotate (3.1415926535892) translate (13.006713759276cm 8.04999999999249cm)" svg:viewBox="0 0 1697 6985" draw:points="0,-9115 848,-16100 1697,-9115">
              <text:p/>
            </draw:polygon>
          </draw:g>
        </draw:g>
        <draw:g>
          <draw:ellipse draw:style-name="gr4" draw:text-style-name="P1" draw:layer="layout" svg:width="1.21cm" svg:height="1.211cm" svg:x="1.3cm" svg:y="3.828cm">
            <text:p/>
          </draw:ellipse>
          <draw:circle draw:style-name="gr4" draw:text-style-name="P1" draw:layer="layout" svg:width="1.21cm" svg:height="1.21cm" svg:x="1.302cm" svg:y="5.165cm">
            <text:p/>
          </draw:circle>
          <draw:ellipse draw:style-name="gr4" draw:text-style-name="P1" draw:layer="layout" svg:width="1.21cm" svg:height="1.211cm" svg:x="1.302cm" svg:y="6.499cm">
            <text:p/>
          </draw:ellipse>
          <draw:circle draw:style-name="gr4" draw:text-style-name="P1" draw:layer="layout" svg:width="1.21cm" svg:height="1.21cm" svg:x="1.302cm" svg:y="2.496cm">
            <text:p/>
          </draw:circle>
          <draw:ellipse draw:style-name="gr4" draw:text-style-name="P1" draw:layer="layout" svg:width="1.21cm" svg:height="1.211cm" svg:x="1.302cm" svg:y="1.161cm">
            <text:p/>
          </draw:ellipse>
        </draw:g>
        <draw:g>
          <draw:ellipse draw:style-name="gr5" draw:text-style-name="P1" draw:layer="layout" svg:width="1.21cm" svg:height="1.211cm" svg:x="1.3cm" svg:y="16.129cm">
            <text:p/>
          </draw:ellipse>
          <draw:circle draw:style-name="gr5" draw:text-style-name="P1" draw:layer="layout" svg:width="1.21cm" svg:height="1.21cm" svg:x="1.302cm" svg:y="17.466cm">
            <text:p/>
          </draw:circle>
          <draw:ellipse draw:style-name="gr5" draw:text-style-name="P1" draw:layer="layout" svg:width="1.21cm" svg:height="1.211cm" svg:x="1.302cm" svg:y="18.8cm">
            <text:p/>
          </draw:ellipse>
          <draw:circle draw:style-name="gr5" draw:text-style-name="P1" draw:layer="layout" svg:width="1.21cm" svg:height="1.21cm" svg:x="1.302cm" svg:y="14.797cm">
            <text:p/>
          </draw:circle>
          <draw:ellipse draw:style-name="gr5" draw:text-style-name="P1" draw:layer="layout" svg:width="1.21cm" svg:height="1.211cm" svg:x="1.302cm" svg:y="13.462cm">
            <text:p/>
          </draw:ellipse>
        </draw:g>
        <draw:g>
          <draw:ellipse draw:style-name="gr18" draw:text-style-name="P1" draw:layer="layout" svg:width="1.21cm" svg:height="1.211cm" svg:x="11.6cm" svg:y="3.83cm">
            <text:p/>
          </draw:ellipse>
          <draw:g>
            <draw:circle draw:style-name="gr16" draw:text-style-name="P1" draw:layer="layout" svg:width="1.372cm" svg:height="1.372cm" svg:x="11.483cm" svg:y="5.118cm">
              <text:p/>
            </draw:circle>
            <draw:ellipse draw:style-name="gr17" draw:text-style-name="P1" draw:layer="layout" svg:width="1.21cm" svg:height="1.211cm" svg:x="11.564cm" svg:y="5.197cm">
              <text:p/>
            </draw:ellipse>
          </draw:g>
          <draw:circle draw:style-name="gr18" draw:text-style-name="P1" draw:layer="layout" svg:width="1.21cm" svg:height="1.21cm" svg:x="11.602cm" svg:y="2.498cm">
            <text:p/>
          </draw:circle>
          <draw:ellipse draw:style-name="gr18" draw:text-style-name="P1" draw:layer="layout" svg:width="1.21cm" svg:height="1.211cm" svg:x="11.602cm" svg:y="1.163cm">
            <text:p/>
          </draw:ellipse>
        </draw:g>
        <draw:g>
          <draw:ellipse draw:style-name="gr5" draw:text-style-name="P1" draw:layer="layout" svg:width="1.21cm" svg:height="1.211cm" svg:x="8.001cm" svg:y="3.714cm">
            <text:p/>
          </draw:ellipse>
          <draw:circle draw:style-name="gr5" draw:text-style-name="P1" draw:layer="layout" svg:width="1.21cm" svg:height="1.21cm" svg:x="8.003cm" svg:y="2.382cm">
            <text:p/>
          </draw:circle>
          <draw:ellipse draw:style-name="gr5" draw:text-style-name="P1" draw:layer="layout" svg:width="1.21cm" svg:height="1.211cm" svg:x="8.003cm" svg:y="1.047cm">
            <text:p/>
          </draw:ellipse>
        </draw:g>
        <draw:g>
          <draw:ellipse draw:style-name="gr5" draw:text-style-name="P1" draw:layer="layout" svg:width="1.21cm" svg:height="1.211cm" svg:x="20.019cm" svg:y="18.652cm">
            <text:p/>
          </draw:ellipse>
          <draw:circle draw:style-name="gr5" draw:text-style-name="P1" draw:layer="layout" svg:width="1.21cm" svg:height="1.21cm" svg:x="20.021cm" svg:y="17.32cm">
            <text:p/>
          </draw:circle>
        </draw:g>
        <draw:g>
          <draw:circle draw:style-name="gr19" draw:text-style-name="P1" draw:layer="layout" svg:width="1.372cm" svg:height="1.372cm" svg:x="7.946cm" svg:y="16.139cm">
            <text:p/>
          </draw:circle>
          <draw:ellipse draw:style-name="gr4" draw:text-style-name="P1" draw:layer="layout" svg:width="1.21cm" svg:height="1.211cm" svg:x="8.027cm" svg:y="16.218cm">
            <text:p/>
          </draw:ellipse>
          <draw:circle draw:style-name="gr4" draw:text-style-name="P1" draw:layer="layout" svg:width="1.21cm" svg:height="1.21cm" svg:x="8.029cm" svg:y="17.555cm">
            <text:p/>
          </draw:circle>
          <draw:ellipse draw:style-name="gr4" draw:text-style-name="P1" draw:layer="layout" svg:width="1.21cm" svg:height="1.211cm" svg:x="8.029cm" svg:y="18.889cm">
            <text:p/>
          </draw:ellipse>
        </draw:g>
        <draw:g>
          <draw:ellipse draw:style-name="gr4" draw:text-style-name="P1" draw:layer="layout" svg:width="1.21cm" svg:height="1.211cm" svg:x="11.53cm" svg:y="16.118cm">
            <text:p/>
          </draw:ellipse>
          <draw:circle draw:style-name="gr4" draw:text-style-name="P1" draw:layer="layout" svg:width="1.21cm" svg:height="1.21cm" svg:x="11.532cm" svg:y="17.455cm">
            <text:p/>
          </draw:circle>
          <draw:ellipse draw:style-name="gr4" draw:text-style-name="P1" draw:layer="layout" svg:width="1.21cm" svg:height="1.211cm" svg:x="11.532cm" svg:y="18.789cm">
            <text:p/>
          </draw:ellipse>
          <draw:circle draw:style-name="gr4" draw:text-style-name="P1" draw:layer="layout" svg:width="1.21cm" svg:height="1.21cm" svg:x="11.532cm" svg:y="14.786cm">
            <text:p/>
          </draw:circle>
          <draw:ellipse draw:style-name="gr4" draw:text-style-name="P1" draw:layer="layout" svg:width="1.21cm" svg:height="1.211cm" svg:x="11.532cm" svg:y="13.451cm">
            <text:p/>
          </draw:ellipse>
        </draw:g>
        <draw:g>
          <draw:ellipse draw:style-name="gr4" draw:text-style-name="P1" draw:layer="layout" svg:width="1.21cm" svg:height="1.211cm" svg:x="19.973cm" svg:y="1.173cm">
            <text:p/>
          </draw:ellipse>
        </draw:g>
        <draw:g>
          <draw:custom-shape draw:style-name="gr22" draw:text-style-name="P1" draw:layer="layout" svg:width="1.286cm" svg:height="1.286cm" svg:x="14.95cm" svg:y="10.3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322cm" svg:height="0.32cm" svg:x="15.661cm" svg:y="10.604cm">
              <text:p/>
            </draw:ellipse>
            <draw:ellipse draw:style-name="gr7" draw:text-style-name="P1" draw:layer="layout" svg:width="0.322cm" svg:height="0.32cm" svg:x="15.192cm" svg:y="11.069cm">
              <text:p/>
            </draw:ellipse>
          </draw:g>
        </draw:g>
        <draw:g>
          <draw:custom-shape draw:style-name="gr22" draw:text-style-name="P1" draw:layer="layout" svg:width="1.286cm" svg:height="1.286cm" svg:x="17.918cm" svg:y="10.3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291cm" svg:height="0.289cm" svg:x="18.172cm" svg:y="10.567cm">
              <text:p/>
            </draw:ellipse>
            <draw:ellipse draw:style-name="gr7" draw:text-style-name="P1" draw:layer="layout" svg:width="0.291cm" svg:height="0.289cm" svg:x="18.752cm" svg:y="10.567cm">
              <text:p/>
            </draw:ellipse>
            <draw:ellipse draw:style-name="gr7" draw:text-style-name="P1" draw:layer="layout" svg:width="0.291cm" svg:height="0.289cm" svg:x="18.172cm" svg:y="11.142cm">
              <text:p/>
            </draw:ellipse>
            <draw:ellipse draw:style-name="gr7" draw:text-style-name="P1" draw:layer="layout" svg:width="0.291cm" svg:height="0.289cm" svg:x="18.752cm" svg:y="11.142cm">
              <text:p/>
            </draw:ellipse>
            <draw:ellipse draw:style-name="gr7" draw:text-style-name="P1" draw:layer="layout" svg:width="0.291cm" svg:height="0.288cm" svg:x="18.455cm" svg:y="10.848cm">
              <text:p/>
            </draw:ellipse>
          </draw:g>
        </draw:g>
        <draw:g>
          <draw:custom-shape draw:style-name="gr6" draw:text-style-name="P1" draw:layer="layout" svg:width="1.286cm" svg:height="1.286cm" svg:x="3.85cm" svg:y="10.3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322cm" svg:height="0.32cm" svg:x="4.092cm" svg:y="10.605cm">
              <text:p/>
            </draw:ellipse>
            <draw:ellipse draw:style-name="gr7" draw:text-style-name="P1" draw:layer="layout" svg:width="0.322cm" svg:height="0.32cm" svg:x="4.561cm" svg:y="10.605cm">
              <text:p/>
            </draw:ellipse>
            <draw:ellipse draw:style-name="gr7" draw:text-style-name="P1" draw:layer="layout" svg:width="0.322cm" svg:height="0.32cm" svg:x="4.092cm" svg:y="11.07cm">
              <text:p/>
            </draw:ellipse>
            <draw:ellipse draw:style-name="gr7" draw:text-style-name="P1" draw:layer="layout" svg:width="0.322cm" svg:height="0.32cm" svg:x="4.561cm" svg:y="11.07cm">
              <text:p/>
            </draw:ellipse>
          </draw:g>
        </draw:g>
        <draw:g>
          <draw:custom-shape draw:style-name="gr6" draw:text-style-name="P1" draw:layer="layout" svg:width="1.286cm" svg:height="1.286cm" svg:x="6.818cm" svg:y="10.3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291cm" svg:height="0.289cm" svg:x="7.652cm" svg:y="10.568cm">
              <text:p/>
            </draw:ellipse>
            <draw:ellipse draw:style-name="gr7" draw:text-style-name="P1" draw:layer="layout" svg:width="0.291cm" svg:height="0.289cm" svg:x="7.072cm" svg:y="11.143cm">
              <text:p/>
            </draw:ellipse>
          </draw:g>
        </draw:g>
        <draw:circle draw:style-name="gr18" draw:text-style-name="P1" draw:layer="layout" svg:width="1.21cm" svg:height="1.21cm" svg:x="14.902cm" svg:y="1.167cm">
          <text:p/>
        </draw:circle>
        <draw:circle draw:style-name="gr4" draw:text-style-name="P1" draw:layer="layout" svg:width="1.21cm" svg:height="1.21cm" svg:x="18.373cm" svg:y="1.108cm">
          <text:p/>
        </draw:circle>
        <draw:g>
          <draw:custom-shape draw:style-name="gr23" draw:text-style-name="P1" draw:layer="layout" svg:width="0.636cm" svg:height="0.636cm" svg:x="11.875cm" svg:y="19.0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7" draw:text-style-name="P1" draw:layer="layout" svg:width="0.159cm" svg:height="0.158cm" svg:x="12.227cm" svg:y="19.196cm">
              <text:p/>
            </draw:ellipse>
            <draw:ellipse draw:style-name="gr7" draw:text-style-name="P1" draw:layer="layout" svg:width="0.159cm" svg:height="0.158cm" svg:x="11.995cm" svg:y="19.426cm">
              <text:p/>
            </draw:ellipse>
          </draw:g>
        </draw:g>
        <draw:g>
          <draw:custom-shape draw:style-name="gr24" draw:text-style-name="P1" draw:layer="layout" svg:width="0.635cm" svg:height="0.635cm" svg:x="16.918cm" svg:y="19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ircle draw:style-name="gr25" draw:text-style-name="P1" draw:layer="layout" svg:width="0.144cm" svg:height="0.143cm" svg:x="17.043cm" svg:y="19.234cm">
              <text:p/>
            </draw:circle>
            <draw:circle draw:style-name="gr25" draw:text-style-name="P1" draw:layer="layout" svg:width="0.144cm" svg:height="0.143cm" svg:x="17.33cm" svg:y="19.234cm">
              <text:p/>
            </draw:circle>
            <draw:ellipse draw:style-name="gr25" draw:text-style-name="P1" draw:layer="layout" svg:width="0.144cm" svg:height="0.142cm" svg:x="17.043cm" svg:y="19.518cm">
              <text:p/>
            </draw:ellipse>
            <draw:ellipse draw:style-name="gr25" draw:text-style-name="P1" draw:layer="layout" svg:width="0.144cm" svg:height="0.142cm" svg:x="17.33cm" svg:y="19.518cm">
              <text:p/>
            </draw:ellipse>
            <draw:ellipse draw:style-name="gr25" draw:text-style-name="P1" draw:layer="layout" svg:width="0.144cm" svg:height="0.142cm" svg:x="17.183cm" svg:y="19.373cm">
              <text:p/>
            </draw:ellipse>
          </draw:g>
        </draw:g>
        <draw:g>
          <draw:custom-shape draw:style-name="gr6" draw:text-style-name="P1" draw:layer="layout" svg:width="0.637cm" svg:height="0.642cm" svg:x="18.693cm" svg:y="1.4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ircle draw:style-name="gr7" draw:text-style-name="P1" draw:layer="layout" svg:width="0.159cm" svg:height="0.159cm" svg:x="18.813cm" svg:y="1.554cm">
              <text:p/>
            </draw:circle>
            <draw:circle draw:style-name="gr7" draw:text-style-name="P1" draw:layer="layout" svg:width="0.16cm" svg:height="0.159cm" svg:x="19.045cm" svg:y="1.554cm">
              <text:p/>
            </draw:circle>
            <draw:circle draw:style-name="gr7" draw:text-style-name="P1" draw:layer="layout" svg:width="0.159cm" svg:height="0.159cm" svg:x="18.813cm" svg:y="1.786cm">
              <text:p/>
            </draw:circle>
            <draw:circle draw:style-name="gr7" draw:text-style-name="P1" draw:layer="layout" svg:width="0.16cm" svg:height="0.159cm" svg:x="19.045cm" svg:y="1.786cm">
              <text:p/>
            </draw:circle>
          </draw:g>
        </draw:g>
        <draw:g>
          <draw:custom-shape draw:style-name="gr6" draw:text-style-name="P1" draw:layer="layout" svg:width="0.637cm" svg:height="0.642cm" svg:x="15.216cm" svg:y="1.4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ircle draw:style-name="gr7" draw:text-style-name="P1" draw:layer="layout" svg:width="0.144cm" svg:height="0.144cm" svg:x="15.629cm" svg:y="1.574cm">
              <text:p/>
            </draw:circle>
            <draw:circle draw:style-name="gr7" draw:text-style-name="P1" draw:layer="layout" svg:width="0.144cm" svg:height="0.144cm" svg:x="15.342cm" svg:y="1.861cm">
              <text:p/>
            </draw:circle>
          </draw:g>
        </draw:g>
      </draw:page>
      <draw:page draw:name="page7" draw:style-name="dp1" draw:master-page-name="Default">
        <office:forms form:automatic-focus="false" form:apply-design-mode="false"/>
        <draw:g>
          <draw:path draw:style-name="gr26" draw:text-style-name="P1" draw:layer="layout" svg:width="5.476cm" svg:height="1.851cm" draw:transform="rotate (3.1415926535892) translate (8.2170000000077cm 8.79199999999842cm)" svg:viewBox="0 0 5477 1852" svg:d="m0-15732v-1389c0-232 192-463 384-463h4708c193 0 385 231 385 463v1389z">
            <text:p/>
          </draw:path>
          <draw:path draw:style-name="gr27" draw:text-style-name="P1" draw:layer="layout" svg:width="5.476cm" svg:height="1.851cm" svg:x="2.743cm" svg:y="5.095cm" svg:viewBox="0 0 5477 1852" svg:d="m0 1852v-1389c0-232 192-463 384-463h4708c193 0 385 231 385 463v1389z">
            <text:p/>
          </draw:path>
          <draw:g>
            <draw:ellipse draw:style-name="gr28" draw:text-style-name="P1" draw:layer="layout" svg:width="1.25cm" svg:height="1.18cm" svg:x="3.768cm" svg:y="6.368cm">
              <text:p/>
            </draw:ellipse>
            <draw:path draw:style-name="gr29" draw:text-style-name="P1" draw:layer="layout" svg:width="1.108cm" svg:height="1.083cm" svg:x="3.891cm" svg:y="6.446cm" svg:viewBox="0 0 1109 1084" svg:d="m355 966c338 0 611-258 611-575 0-151-62-288-163-391 183 101 306 288 306 502 0 322-277 582-620 582-199 0-376-88-489-225 100 67 222 107 355 107z">
              <text:p/>
            </draw:path>
            <draw:ellipse draw:style-name="gr30" draw:text-style-name="P1" draw:layer="layout" svg:width="1.029cm" svg:height="1.032cm" svg:x="3.888cm" svg:y="6.433cm">
              <text:p/>
            </draw:ellipse>
            <draw:ellipse draw:style-name="gr28" draw:text-style-name="P1" draw:layer="layout" svg:width="0.986cm" svg:height="0.973cm" svg:x="3.912cm" svg:y="6.461cm">
              <text:p/>
            </draw:ellipse>
            <draw:path draw:style-name="gr18" draw:text-style-name="P1" draw:layer="layout" svg:width="0.948cm" svg:height="0.939cm" svg:x="3.909cm" svg:y="6.458cm" svg:viewBox="0 0 949 940" svg:d="m496 17c-265 0-479 212-479 474 0 209 137 386 326 449-198-60-343-243-343-459 0-266 217-481 485-481 219 0 404 143 464 340-63-188-242-323-453-323z">
              <text:p/>
            </draw:path>
            <draw:path draw:style-name="gr31" draw:text-style-name="P1" draw:layer="layout" svg:width="-0.96cm" svg:height="-0.96cm" svg:x="4.9cm" svg:y="7.442cm" svg:viewBox="0 0 -961 -961" svg:d="m502-14866c-268 0-484 217-484 484 0 214 138 395 330 459-202-61-348-248-348-470 0-271 220-491 491-491 222 0 409 147 470 348-64-192-245-330-459-330z">
              <text:p/>
            </draw:path>
            <draw:path draw:style-name="gr30" draw:text-style-name="P1" draw:layer="layout" svg:width="-1.219cm" svg:height="-1.154cm" svg:x="5.015cm" svg:y="7.548cm" svg:viewBox="0 0 -1220 -1155" svg:d="m637-15075c-340 0-615 261-615 582 0 257 176 475 419 552-255-73-441-298-441-564 0-326 279-591 623-591 281 0 519 176 597 418-82-230-312-397-583-397z">
              <text:p/>
            </draw:path>
          </draw:g>
          <draw:g>
            <draw:ellipse draw:style-name="gr32" draw:text-style-name="P1" draw:layer="layout" svg:width="1.25cm" svg:height="1.179cm" svg:x="6.077cm" svg:y="6.387cm">
              <text:p/>
            </draw:ellipse>
            <draw:path draw:style-name="gr33" draw:text-style-name="P1" draw:layer="layout" svg:width="1.108cm" svg:height="1.083cm" svg:x="6.2cm" svg:y="6.464cm" svg:viewBox="0 0 1109 1084" svg:d="m355 966c338 0 611-258 611-575 0-151-62-288-163-391 183 101 306 288 306 502 0 322-277 582-620 582-199 0-376-88-489-225 100 67 222 107 355 107z">
              <text:p/>
            </draw:path>
            <draw:ellipse draw:style-name="gr30" draw:text-style-name="P1" draw:layer="layout" svg:width="1.029cm" svg:height="1.032cm" svg:x="6.197cm" svg:y="6.452cm">
              <text:p/>
            </draw:ellipse>
            <draw:ellipse draw:style-name="gr32" draw:text-style-name="P1" draw:layer="layout" svg:width="0.986cm" svg:height="0.973cm" svg:x="6.221cm" svg:y="6.48cm">
              <text:p/>
            </draw:ellipse>
            <draw:path draw:style-name="gr18" draw:text-style-name="P1" draw:layer="layout" svg:width="0.948cm" svg:height="0.939cm" svg:x="6.218cm" svg:y="6.476cm" svg:viewBox="0 0 949 940" svg:d="m496 17c-265 0-479 212-479 474 0 209 137 386 326 449-198-60-343-243-343-459 0-266 217-481 485-481 219 0 404 143 464 340-63-188-242-323-453-323z">
              <text:p/>
            </draw:path>
            <draw:path draw:style-name="gr31" draw:text-style-name="P1" draw:layer="layout" svg:width="-0.96cm" svg:height="-0.96cm" svg:x="7.209cm" svg:y="7.461cm" svg:viewBox="0 0 -961 -961" svg:d="m502-14905c-268 0-484 217-484 485 0 213 138 395 330 459-202-61-348-248-348-470 0-271 220-491 491-491 222 0 409 146 470 348-64-192-245-331-459-331z">
              <text:p/>
            </draw:path>
            <draw:path draw:style-name="gr30" draw:text-style-name="P1" draw:layer="layout" svg:width="-1.219cm" svg:height="-1.154cm" svg:x="7.324cm" svg:y="7.567cm" svg:viewBox="0 0 -1220 -1155" svg:d="m637-15113c-340 0-615 261-615 582 0 257 176 475 419 552-255-74-441-299-441-565 0-326 279-590 623-590 281 0 519 176 597 418-82-231-312-397-583-397z">
              <text:p/>
            </draw:path>
          </draw:g>
          <draw:ellipse draw:style-name="gr34" draw:text-style-name="P2" draw:layer="layout" svg:width="2.003cm" svg:height="3.066cm" draw:transform="rotate (3.1415926535892) translate (5.36cm 9.324cm)" draw:kind="arc" draw:start-angle="225" draw:end-angle="315">
            <text:p><text:span text:style-name="T1">QUIT</text:span></text:p>
          </draw:ellipse>
          <draw:ellipse draw:style-name="gr35" draw:text-style-name="P3" draw:layer="layout" svg:width="2.003cm" svg:height="3.066cm" svg:x="3.371cm" svg:y="4.578cm" draw:kind="arc" draw:start-angle="225" draw:end-angle="315">
            <text:p><text:span text:style-name="T2">QUIT</text:span></text:p>
          </draw:ellipse>
          <draw:ellipse draw:style-name="gr34" draw:text-style-name="P4" draw:layer="layout" svg:width="2.378cm" svg:height="4.411cm" draw:transform="rotate (3.1415926535892) translate (7.929cm 10.67cm)" draw:kind="arc" draw:start-angle="225" draw:end-angle="315">
            <text:p><text:span text:style-name="T3">PLAY <text:s/>AGAIN</text:span></text:p>
          </draw:ellipse>
          <draw:ellipse draw:style-name="gr34" draw:text-style-name="P5" draw:layer="layout" svg:width="2.378cm" svg:height="4.411cm" svg:x="5.451cm" svg:y="3.294cm" draw:kind="arc" draw:start-angle="225" draw:end-angle="315">
            <text:p><text:span text:style-name="T4">PLAY <text:s/>AGAIN</text:span></text:p>
          </draw:ellipse>
          <draw:frame draw:style-name="gr36" draw:text-style-name="P7" draw:layer="layout" svg:width="5.266cm" svg:height="0.725cm" svg:x="4.317cm" svg:y="8.123cm">
            <draw:text-box>
              <text:p text:style-name="P6"><text:span text:style-name="T5">Black won!</text:span></text:p>
            </draw:text-box>
          </draw:frame>
          <draw:frame draw:style-name="gr36" draw:text-style-name="P8" draw:layer="layout" svg:width="5.266cm" svg:height="0.725cm" draw:transform="rotate (3.1415926535892) translate (6.846cm 5.857cm)">
            <draw:text-box>
              <text:p text:style-name="P6"><text:span text:style-name="T6">Black won!</text:span></text:p>
            </draw:text-box>
          </draw:frame>
        </draw:g>
        <draw:g>
          <draw:custom-shape draw:style-name="gr22" draw:text-style-name="P1" draw:layer="layout" svg:width="4.724cm" svg:height="3.708cm" svg:x="8.904cm" svg:y="5.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32" draw:text-style-name="P1" draw:layer="layout" svg:width="1.25cm" svg:height="1.179cm" svg:x="10.772cm" svg:y="6.925cm">
              <text:p/>
            </draw:ellipse>
            <draw:path draw:style-name="gr33" draw:text-style-name="P1" draw:layer="layout" svg:width="1.108cm" svg:height="1.083cm" svg:x="10.895cm" svg:y="7.002cm" svg:viewBox="0 0 1109 1084" svg:d="m355 966c338 0 611-258 611-575 0-151-62-288-163-391 183 101 306 288 306 502 0 322-277 582-620 582-199 0-376-88-489-225 100 67 222 107 355 107z">
              <text:p/>
            </draw:path>
            <draw:ellipse draw:style-name="gr30" draw:text-style-name="P1" draw:layer="layout" svg:width="1.029cm" svg:height="1.032cm" svg:x="10.892cm" svg:y="6.99cm">
              <text:p/>
            </draw:ellipse>
            <draw:ellipse draw:style-name="gr32" draw:text-style-name="P1" draw:layer="layout" svg:width="0.986cm" svg:height="0.973cm" svg:x="10.916cm" svg:y="7.018cm">
              <text:p/>
            </draw:ellipse>
            <draw:path draw:style-name="gr18" draw:text-style-name="P1" draw:layer="layout" svg:width="0.948cm" svg:height="0.939cm" svg:x="10.913cm" svg:y="7.014cm" svg:viewBox="0 0 949 940" svg:d="m496 17c-265 0-479 212-479 474 0 209 137 386 326 449-198-60-343-243-343-459 0-266 217-481 485-481 219 0 404 143 464 340-63-188-242-323-453-323z">
              <text:p/>
            </draw:path>
            <draw:path draw:style-name="gr31" draw:text-style-name="P1" draw:layer="layout" svg:width="-0.96cm" svg:height="-0.96cm" svg:x="11.904cm" svg:y="7.999cm" svg:viewBox="0 0 -961 -961" svg:d="m502-15981c-268 0-484 217-484 485 0 213 138 395 330 459-202-61-348-248-348-470 0-271 220-491 491-491 222 0 409 146 470 348-64-192-245-331-459-331z">
              <text:p/>
            </draw:path>
            <draw:path draw:style-name="gr30" draw:text-style-name="P1" draw:layer="layout" svg:width="-1.219cm" svg:height="-1.154cm" svg:x="12.019cm" svg:y="8.105cm" svg:viewBox="0 0 -1220 -1155" svg:d="m637-16189c-340 0-615 261-615 582 0 257 176 475 419 552-255-74-441-299-441-565 0-326 279-590 623-590 281 0 519 176 597 418-82-231-312-397-583-397z">
              <text:p/>
            </draw:path>
          </draw:g>
          <draw:frame draw:style-name="gr10" draw:text-style-name="P9" draw:layer="layout" svg:width="1.421cm" svg:height="0.963cm" svg:x="10.688cm" svg:y="8.066cm">
            <draw:text-box>
              <text:p><text:span text:style-name="T7">OK</text:span></text:p>
            </draw:text-box>
          </draw:frame>
          <draw:path draw:style-name="gr37" draw:text-style-name="P1" draw:layer="layout" svg:width="4.724cm" svg:height="1.346cm" svg:x="8.917cm" svg:y="5.128cm" svg:viewBox="0 0 4725 1347" svg:d="m0 1347v-729c0-309 309-618 618-618h3488c309 0 619 309 619 618v729z">
            <text:p/>
          </draw:path>
          <draw:custom-shape draw:style-name="gr38" draw:text-style-name="P1" draw:layer="layout" svg:width="0.892cm" svg:height="0.892cm" svg:x="9.168cm" svg:y="5.286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frame draw:style-name="gr10" draw:text-style-name="P10" draw:layer="layout" svg:width="3.69cm" svg:height="0.963cm" svg:x="9.973cm" svg:y="5.274cm">
            <draw:text-box>
              <text:p><text:span text:style-name="T8">Can't Move</text:span></text:p>
            </draw:text-box>
          </draw:frame>
        </draw:g>
        <draw:g>
          <draw:custom-shape draw:style-name="gr6" draw:text-style-name="P1" draw:layer="layout" svg:width="4.724cm" svg:height="3.708cm" svg:x="8.97cm" svg:y="9.3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7" draw:text-style-name="P1" draw:layer="layout" svg:width="4.724cm" svg:height="1.346cm" svg:x="8.97cm" svg:y="9.295cm" svg:viewBox="0 0 4725 1347" svg:d="m0 1347v-729c0-309 309-618 618-618h3488c309 0 619 309 619 618v729z">
            <text:p/>
          </draw:path>
          <draw:custom-shape draw:style-name="gr38" draw:text-style-name="P1" draw:layer="layout" svg:width="0.892cm" svg:height="0.892cm" svg:x="9.247cm" svg:y="9.453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frame draw:style-name="gr10" draw:text-style-name="P10" draw:layer="layout" svg:width="3.69cm" svg:height="0.963cm" svg:x="10.052cm" svg:y="9.441cm">
            <draw:text-box>
              <text:p><text:span text:style-name="T8">Can't Move</text:span></text:p>
            </draw:text-box>
          </draw:frame>
          <draw:g>
            <draw:ellipse draw:style-name="gr32" draw:text-style-name="P1" draw:layer="layout" svg:width="1.25cm" svg:height="1.179cm" svg:x="10.638cm" svg:y="11.033cm">
              <text:p/>
            </draw:ellipse>
            <draw:path draw:style-name="gr33" draw:text-style-name="P1" draw:layer="layout" svg:width="1.108cm" svg:height="1.083cm" svg:x="10.761cm" svg:y="11.11cm" svg:viewBox="0 0 1109 1084" svg:d="m355 966c338 0 611-258 611-575 0-151-62-288-163-391 183 101 306 288 306 502 0 322-277 582-620 582-199 0-376-88-489-225 100 67 222 107 355 107z">
              <text:p/>
            </draw:path>
            <draw:ellipse draw:style-name="gr30" draw:text-style-name="P1" draw:layer="layout" svg:width="1.029cm" svg:height="1.032cm" svg:x="10.758cm" svg:y="11.098cm">
              <text:p/>
            </draw:ellipse>
            <draw:ellipse draw:style-name="gr32" draw:text-style-name="P1" draw:layer="layout" svg:width="0.986cm" svg:height="0.973cm" svg:x="10.782cm" svg:y="11.126cm">
              <text:p/>
            </draw:ellipse>
            <draw:path draw:style-name="gr18" draw:text-style-name="P1" draw:layer="layout" svg:width="0.948cm" svg:height="0.939cm" svg:x="10.779cm" svg:y="11.122cm" svg:viewBox="0 0 949 940" svg:d="m496 17c-265 0-479 212-479 474 0 209 137 386 326 449-198-60-343-243-343-459 0-266 217-481 485-481 219 0 404 143 464 340-63-188-242-323-453-323z">
              <text:p/>
            </draw:path>
            <draw:path draw:style-name="gr31" draw:text-style-name="P1" draw:layer="layout" svg:width="-0.96cm" svg:height="-0.96cm" svg:x="11.77cm" svg:y="12.107cm" svg:viewBox="0 0 -961 -961" svg:d="m502-24197c-268 0-484 217-484 485 0 213 138 395 330 459-202-61-348-248-348-470 0-271 220-491 491-491 222 0 409 146 470 348-64-192-245-331-459-331z">
              <text:p/>
            </draw:path>
            <draw:path draw:style-name="gr30" draw:text-style-name="P1" draw:layer="layout" svg:width="-1.219cm" svg:height="-1.154cm" svg:x="11.885cm" svg:y="12.213cm" svg:viewBox="0 0 -1220 -1155" svg:d="m637-24405c-340 0-615 261-615 582 0 257 176 475 419 552-255-74-441-299-441-565 0-326 279-590 623-590 281 0 519 176 597 418-82-231-312-397-583-397z">
              <text:p/>
            </draw:path>
          </draw:g>
          <draw:frame draw:style-name="gr10" draw:text-style-name="P10" draw:layer="layout" svg:width="1.421cm" svg:height="0.963cm" svg:x="10.554cm" svg:y="12.174cm">
            <draw:text-box>
              <text:p><text:span text:style-name="T8">OK</text:span></text:p>
            </draw:text-box>
          </draw:frame>
        </draw:g>
        <draw:g>
          <draw:path draw:style-name="gr26" draw:text-style-name="P1" draw:layer="layout" svg:width="5.476cm" svg:height="1.851cm" draw:transform="rotate (3.1415926535892) translate (20.2020000000077cm 17.0949999999983cm)" svg:viewBox="0 0 5477 1852" svg:d="m0-32338v-1389c0-232 192-463 384-463h4708c193 0 385 231 385 463v1389z">
            <text:p/>
          </draw:path>
          <draw:path draw:style-name="gr27" draw:text-style-name="P1" draw:layer="layout" svg:width="5.476cm" svg:height="1.851cm" svg:x="14.728cm" svg:y="13.398cm" svg:viewBox="0 0 5477 1852" svg:d="m0 1852v-1389c0-232 192-463 384-463h4708c193 0 385 231 385 463v1389z">
            <text:p/>
          </draw:path>
          <draw:g>
            <draw:custom-shape draw:style-name="gr6" draw:text-style-name="P1" draw:layer="layout" svg:width="0.947cm" svg:height="0.947cm" svg:x="15.312cm" svg:y="15.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ellipse draw:style-name="gr7" draw:text-style-name="P1" draw:layer="layout" svg:width="0.238cm" svg:height="0.236cm" svg:x="15.49cm" svg:y="15.573cm">
                <text:p/>
              </draw:ellipse>
              <draw:ellipse draw:style-name="gr7" draw:text-style-name="P1" draw:layer="layout" svg:width="0.237cm" svg:height="0.236cm" svg:x="15.836cm" svg:y="15.573cm">
                <text:p/>
              </draw:ellipse>
              <draw:ellipse draw:style-name="gr7" draw:text-style-name="P1" draw:layer="layout" svg:width="0.238cm" svg:height="0.236cm" svg:x="15.49cm" svg:y="15.916cm">
                <text:p/>
              </draw:ellipse>
              <draw:ellipse draw:style-name="gr7" draw:text-style-name="P1" draw:layer="layout" svg:width="0.237cm" svg:height="0.236cm" svg:x="15.836cm" svg:y="15.916cm">
                <text:p/>
              </draw:ellipse>
            </draw:g>
          </draw:g>
          <draw:g>
            <draw:custom-shape draw:style-name="gr6" draw:text-style-name="P1" draw:layer="layout" svg:width="0.947cm" svg:height="0.948cm" svg:x="16.637cm" svg:y="15.37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7" draw:text-style-name="P1" draw:layer="layout" svg:width="0.214cm" svg:height="0.213cm" svg:x="17.251cm" svg:y="15.573cm">
                <text:p/>
              </draw:circle>
              <draw:circle draw:style-name="gr7" draw:text-style-name="P1" draw:layer="layout" svg:width="0.214cm" svg:height="0.213cm" svg:x="16.824cm" svg:y="15.997cm">
                <text:p/>
              </draw:circle>
            </draw:g>
          </draw:g>
          <draw:g>
            <draw:custom-shape draw:style-name="gr22" draw:text-style-name="P1" draw:layer="layout" svg:width="0.966cm" svg:height="0.967cm" svg:x="15.272cm" svg:y="14.2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7" draw:text-style-name="P1" draw:layer="layout" svg:width="0.241cm" svg:height="0.241cm" svg:x="15.807cm" svg:y="14.405cm">
                <text:p/>
              </draw:circle>
              <draw:circle draw:style-name="gr7" draw:text-style-name="P1" draw:layer="layout" svg:width="0.242cm" svg:height="0.241cm" svg:x="15.454cm" svg:y="14.754cm">
                <text:p/>
              </draw:circle>
            </draw:g>
          </draw:g>
          <draw:g>
            <draw:custom-shape draw:style-name="gr22" draw:text-style-name="P1" draw:layer="layout" svg:width="0.966cm" svg:height="0.966cm" svg:x="16.614cm" svg:y="14.18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7" draw:text-style-name="P1" draw:layer="layout" svg:width="0.218cm" svg:height="0.217cm" svg:x="16.805cm" svg:y="14.38cm">
                <text:p/>
              </draw:circle>
              <draw:ellipse draw:style-name="gr7" draw:text-style-name="P1" draw:layer="layout" svg:width="0.219cm" svg:height="0.217cm" svg:x="17.24cm" svg:y="14.38cm">
                <text:p/>
              </draw:ellipse>
              <draw:circle draw:style-name="gr7" draw:text-style-name="P1" draw:layer="layout" svg:width="0.218cm" svg:height="0.217cm" svg:x="16.805cm" svg:y="14.812cm">
                <text:p/>
              </draw:circle>
              <draw:ellipse draw:style-name="gr7" draw:text-style-name="P1" draw:layer="layout" svg:width="0.219cm" svg:height="0.217cm" svg:x="17.24cm" svg:y="14.812cm">
                <text:p/>
              </draw:ellipse>
              <draw:circle draw:style-name="gr7" draw:text-style-name="P1" draw:layer="layout" svg:width="0.218cm" svg:height="0.217cm" svg:x="17.017cm" svg:y="14.591cm">
                <text:p/>
              </draw:circle>
            </draw:g>
          </draw:g>
          <draw:frame draw:style-name="gr36" draw:text-style-name="P11" draw:layer="layout" svg:width="4.869cm" svg:height="0.839cm" svg:x="15.454cm" svg:y="16.378cm">
            <draw:text-box>
              <text:p text:style-name="P6"><text:span text:style-name="T9">Black goes first</text:span></text:p>
            </draw:text-box>
          </draw:frame>
          <draw:frame draw:style-name="gr36" draw:text-style-name="P12" draw:layer="layout" svg:width="4.679cm" svg:height="0.839cm" draw:transform="rotate (3.1415926535892) translate (19.575cm 14.296cm)">
            <draw:text-box>
              <text:p text:style-name="P6"><text:span text:style-name="T10">Black goes first</text:span></text:p>
            </draw:text-box>
          </draw:frame>
          <draw:g>
            <draw:ellipse draw:style-name="gr32" draw:text-style-name="P1" draw:layer="layout" svg:width="1.25cm" svg:height="1.179cm" svg:x="18.238cm" svg:y="14.633cm">
              <text:p/>
            </draw:ellipse>
            <draw:path draw:style-name="gr33" draw:text-style-name="P1" draw:layer="layout" svg:width="1.108cm" svg:height="1.083cm" svg:x="18.361cm" svg:y="14.71cm" svg:viewBox="0 0 1109 1084" svg:d="m355 966c338 0 611-258 611-575 0-151-62-288-163-391 183 101 306 288 306 502 0 322-277 582-620 582-199 0-376-88-489-225 100 67 222 107 355 107z">
              <text:p/>
            </draw:path>
            <draw:ellipse draw:style-name="gr30" draw:text-style-name="P1" draw:layer="layout" svg:width="1.029cm" svg:height="1.032cm" svg:x="18.358cm" svg:y="14.698cm">
              <text:p/>
            </draw:ellipse>
            <draw:ellipse draw:style-name="gr32" draw:text-style-name="P1" draw:layer="layout" svg:width="0.986cm" svg:height="0.973cm" svg:x="18.382cm" svg:y="14.726cm">
              <text:p/>
            </draw:ellipse>
            <draw:path draw:style-name="gr18" draw:text-style-name="P1" draw:layer="layout" svg:width="0.948cm" svg:height="0.939cm" svg:x="18.379cm" svg:y="14.722cm" svg:viewBox="0 0 949 940" svg:d="m496 17c-265 0-479 212-479 474 0 209 137 386 326 449-198-60-343-243-343-459 0-266 217-481 485-481 219 0 404 143 464 340-63-188-242-323-453-323z">
              <text:p/>
            </draw:path>
            <draw:path draw:style-name="gr31" draw:text-style-name="P1" draw:layer="layout" svg:width="-0.96cm" svg:height="-0.96cm" svg:x="19.37cm" svg:y="15.707cm" svg:viewBox="0 0 -961 -961" svg:d="m502-31397c-268 0-484 217-484 485 0 213 138 395 330 459-202-61-348-248-348-470 0-271 220-491 491-491 222 0 409 146 470 348-64-192-245-331-459-331z">
              <text:p/>
            </draw:path>
            <draw:path draw:style-name="gr30" draw:text-style-name="P1" draw:layer="layout" svg:width="-1.219cm" svg:height="-1.154cm" svg:x="19.485cm" svg:y="15.813cm" svg:viewBox="0 0 -1220 -1155" svg:d="m637-31605c-340 0-615 261-615 582 0 257 176 475 419 552-255-74-441-299-441-565 0-326 279-590 623-590 281 0 519 176 597 418-82-231-312-397-583-397z">
              <text:p/>
            </draw:path>
          </draw:g>
          <draw:frame draw:style-name="gr10" draw:text-style-name="P13" draw:layer="layout" svg:width="-1.162cm" svg:height="-0.759cm" svg:x="19.452cm" svg:y="14.812cm">
            <draw:text-box>
              <text:p><text:span text:style-name="T11">OK</text:span></text:p>
            </draw:text-box>
          </draw:frame>
          <draw:frame draw:style-name="gr10" draw:text-style-name="P14" draw:layer="layout" svg:width="1.162cm" svg:height="0.759cm" svg:x="18.29cm" svg:y="15.753cm">
            <draw:text-box>
              <text:p><text:span text:style-name="T12">OK</text:span></text:p>
            </draw:text-box>
          </draw:frame>
        </draw:g>
        <draw:g>
          <draw:path draw:style-name="gr26" draw:text-style-name="P1" draw:layer="layout" svg:width="5.476cm" svg:height="1.851cm" draw:transform="rotate (3.1415926535892) translate (20.1230000000077cm 12.9939999999983cm)" svg:viewBox="0 0 5477 1852" svg:d="m0-24136v-1389c0-232 192-463 384-463h4708c193 0 385 231 385 463v1389z">
            <text:p/>
          </draw:path>
          <draw:path draw:style-name="gr27" draw:text-style-name="P1" draw:layer="layout" svg:width="5.476cm" svg:height="1.851cm" svg:x="14.649cm" svg:y="9.297cm" svg:viewBox="0 0 5477 1852" svg:d="m0 1852v-1389c0-232 192-463 384-463h4708c193 0 385 231 385 463v1389z">
            <text:p/>
          </draw:path>
          <draw:g>
            <draw:custom-shape draw:style-name="gr6" draw:text-style-name="P1" draw:layer="layout" svg:width="0.947cm" svg:height="0.947cm" svg:x="16.233cm" svg:y="11.27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ellipse draw:style-name="gr7" draw:text-style-name="P1" draw:layer="layout" svg:width="0.238cm" svg:height="0.236cm" svg:x="16.411cm" svg:y="11.472cm">
                <text:p/>
              </draw:ellipse>
              <draw:ellipse draw:style-name="gr7" draw:text-style-name="P1" draw:layer="layout" svg:width="0.237cm" svg:height="0.236cm" svg:x="16.757cm" svg:y="11.472cm">
                <text:p/>
              </draw:ellipse>
              <draw:ellipse draw:style-name="gr7" draw:text-style-name="P1" draw:layer="layout" svg:width="0.238cm" svg:height="0.236cm" svg:x="16.411cm" svg:y="11.815cm">
                <text:p/>
              </draw:ellipse>
              <draw:ellipse draw:style-name="gr7" draw:text-style-name="P1" draw:layer="layout" svg:width="0.237cm" svg:height="0.236cm" svg:x="16.757cm" svg:y="11.815cm">
                <text:p/>
              </draw:ellipse>
            </draw:g>
          </draw:g>
          <draw:g>
            <draw:custom-shape draw:style-name="gr6" draw:text-style-name="P1" draw:layer="layout" svg:width="0.947cm" svg:height="0.948cm" svg:x="17.758cm" svg:y="11.27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7" draw:text-style-name="P1" draw:layer="layout" svg:width="0.214cm" svg:height="0.213cm" svg:x="18.372cm" svg:y="11.472cm">
                <text:p/>
              </draw:circle>
              <draw:circle draw:style-name="gr7" draw:text-style-name="P1" draw:layer="layout" svg:width="0.214cm" svg:height="0.213cm" svg:x="17.945cm" svg:y="11.896cm">
                <text:p/>
              </draw:circle>
            </draw:g>
          </draw:g>
          <draw:g>
            <draw:custom-shape draw:style-name="gr22" draw:text-style-name="P1" draw:layer="layout" svg:width="0.966cm" svg:height="0.967cm" svg:x="16.193cm" svg:y="10.1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2" draw:text-style-name="P1" draw:layer="layout" svg:width="0.966cm" svg:height="0.966cm" svg:x="17.735cm" svg:y="10.08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6" draw:text-style-name="P8" draw:layer="layout" svg:width="5.266cm" svg:height="0.725cm" draw:transform="rotate (3.1415926535892) translate (19.445cm 10.058cm)">
            <draw:text-box>
              <text:p text:style-name="P6"><text:span text:style-name="T6">Roll high to go first</text:span></text:p>
            </draw:text-box>
          </draw:frame>
        </draw:g>
        <draw:g>
          <draw:path draw:style-name="gr26" draw:text-style-name="P1" draw:layer="layout" svg:width="5.476cm" svg:height="1.851cm" draw:transform="rotate (3.1415926535892) translate (20.0440000000077cm 8.83999999999842cm)" svg:viewBox="0 0 5477 1852" svg:d="m0-15828v-1389c0-232 192-463 384-463h4708c193 0 385 231 385 463v1389z">
            <text:p/>
          </draw:path>
          <draw:path draw:style-name="gr27" draw:text-style-name="P1" draw:layer="layout" svg:width="5.476cm" svg:height="1.851cm" svg:x="14.57cm" svg:y="5.143cm" svg:viewBox="0 0 5477 1852" svg:d="m0 1852v-1389c0-232 192-463 384-463h4708c193 0 385 231 385 463v1389z">
            <text:p/>
          </draw:path>
          <draw:g>
            <draw:custom-shape draw:style-name="gr6" draw:text-style-name="P1" draw:layer="layout" svg:width="0.947cm" svg:height="0.947cm" svg:x="16.154cm" svg:y="7.12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6" draw:text-style-name="P1" draw:layer="layout" svg:width="0.947cm" svg:height="0.948cm" svg:x="17.679cm" svg:y="7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2" draw:text-style-name="P1" draw:layer="layout" svg:width="0.966cm" svg:height="0.967cm" svg:x="16.114cm" svg:y="5.9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2" draw:text-style-name="P1" draw:layer="layout" svg:width="0.966cm" svg:height="0.966cm" svg:x="17.656cm" svg:y="5.92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6" draw:text-style-name="P7" draw:layer="layout" svg:width="5.266cm" svg:height="0.725cm" svg:x="15.216cm" svg:y="8.223cm">
            <draw:text-box>
              <text:p text:style-name="P6"><text:span text:style-name="T5">Roll high to go first</text:span></text:p>
            </draw:text-box>
          </draw:frame>
          <draw:frame draw:style-name="gr36" draw:text-style-name="P8" draw:layer="layout" svg:width="5.266cm" svg:height="0.725cm" draw:transform="rotate (3.1415926535892) translate (19.445cm 5.857cm)">
            <draw:text-box>
              <text:p text:style-name="P6"><text:span text:style-name="T6">Roll high to go first</text:span></text:p>
            </draw:text-box>
          </draw:frame>
        </draw:g>
        <draw:g>
          <draw:path draw:style-name="gr26" draw:text-style-name="P1" draw:layer="layout" svg:width="5.476cm" svg:height="1.851cm" draw:transform="rotate (3.1415926535892) translate (8.2180000000077cm 14.3929999999983cm)" svg:viewBox="0 0 5477 1852" svg:d="m0-26934v-1389c0-232 192-463 384-463h4708c193 0 385 231 385 463v1389z">
            <text:p/>
          </draw:path>
          <draw:path draw:style-name="gr26" draw:text-style-name="P1" draw:layer="layout" svg:width="5.476cm" svg:height="1.851cm" svg:x="2.744cm" svg:y="10.696cm" svg:viewBox="0 0 5477 1852" svg:d="m0 1852v-1389c0-232 192-463 384-463h4708c193 0 385 231 385 463v1389z">
            <text:p/>
          </draw:path>
          <draw:g>
            <draw:ellipse draw:style-name="gr28" draw:text-style-name="P1" draw:layer="layout" svg:width="1.25cm" svg:height="1.18cm" svg:x="3.669cm" svg:y="12.269cm">
              <text:p/>
            </draw:ellipse>
            <draw:path draw:style-name="gr29" draw:text-style-name="P1" draw:layer="layout" svg:width="1.108cm" svg:height="1.083cm" svg:x="3.792cm" svg:y="12.347cm" svg:viewBox="0 0 1109 1084" svg:d="m355 966c338 0 611-258 611-575 0-151-62-288-163-391 183 101 306 288 306 502 0 322-277 582-620 582-199 0-376-88-489-225 100 67 222 107 355 107z">
              <text:p/>
            </draw:path>
            <draw:ellipse draw:style-name="gr30" draw:text-style-name="P1" draw:layer="layout" svg:width="1.029cm" svg:height="1.032cm" svg:x="3.789cm" svg:y="12.334cm">
              <text:p/>
            </draw:ellipse>
            <draw:ellipse draw:style-name="gr28" draw:text-style-name="P1" draw:layer="layout" svg:width="0.986cm" svg:height="0.973cm" svg:x="3.813cm" svg:y="12.362cm">
              <text:p/>
            </draw:ellipse>
            <draw:path draw:style-name="gr18" draw:text-style-name="P1" draw:layer="layout" svg:width="0.948cm" svg:height="0.939cm" svg:x="3.81cm" svg:y="12.359cm" svg:viewBox="0 0 949 940" svg:d="m496 17c-265 0-479 212-479 474 0 209 137 386 326 449-198-60-343-243-343-459 0-266 217-481 485-481 219 0 404 143 464 340-63-188-242-323-453-323z">
              <text:p/>
            </draw:path>
            <draw:path draw:style-name="gr31" draw:text-style-name="P1" draw:layer="layout" svg:width="-0.96cm" svg:height="-0.96cm" svg:x="4.801cm" svg:y="13.343cm" svg:viewBox="0 0 -961 -961" svg:d="m502-26668c-268 0-484 217-484 484 0 214 138 395 330 459-202-61-348-248-348-470 0-271 220-491 491-491 222 0 409 147 470 348-64-192-245-330-459-330z">
              <text:p/>
            </draw:path>
            <draw:path draw:style-name="gr30" draw:text-style-name="P1" draw:layer="layout" svg:width="-1.219cm" svg:height="-1.154cm" svg:x="4.916cm" svg:y="13.449cm" svg:viewBox="0 0 -1220 -1155" svg:d="m637-26877c-340 0-615 261-615 582 0 257 176 475 419 552-255-73-441-298-441-564 0-326 279-591 623-591 281 0 519 176 597 418-82-230-312-397-583-397z">
              <text:p/>
            </draw:path>
          </draw:g>
          <draw:g>
            <draw:ellipse draw:style-name="gr32" draw:text-style-name="P1" draw:layer="layout" svg:width="1.25cm" svg:height="1.179cm" svg:x="6.478cm" svg:y="12.288cm">
              <text:p/>
            </draw:ellipse>
            <draw:path draw:style-name="gr33" draw:text-style-name="P1" draw:layer="layout" svg:width="1.108cm" svg:height="1.083cm" svg:x="6.601cm" svg:y="12.365cm" svg:viewBox="0 0 1109 1084" svg:d="m355 966c338 0 611-258 611-575 0-151-62-288-163-391 183 101 306 288 306 502 0 322-277 582-620 582-199 0-376-88-489-225 100 67 222 107 355 107z">
              <text:p/>
            </draw:path>
            <draw:ellipse draw:style-name="gr30" draw:text-style-name="P1" draw:layer="layout" svg:width="1.029cm" svg:height="1.032cm" svg:x="6.598cm" svg:y="12.353cm">
              <text:p/>
            </draw:ellipse>
            <draw:ellipse draw:style-name="gr32" draw:text-style-name="P1" draw:layer="layout" svg:width="0.986cm" svg:height="0.973cm" svg:x="6.622cm" svg:y="12.381cm">
              <text:p/>
            </draw:ellipse>
            <draw:path draw:style-name="gr18" draw:text-style-name="P1" draw:layer="layout" svg:width="0.948cm" svg:height="0.939cm" svg:x="6.619cm" svg:y="12.377cm" svg:viewBox="0 0 949 940" svg:d="m496 17c-265 0-479 212-479 474 0 209 137 386 326 449-198-60-343-243-343-459 0-266 217-481 485-481 219 0 404 143 464 340-63-188-242-323-453-323z">
              <text:p/>
            </draw:path>
            <draw:path draw:style-name="gr31" draw:text-style-name="P1" draw:layer="layout" svg:width="-0.96cm" svg:height="-0.96cm" svg:x="7.61cm" svg:y="13.362cm" svg:viewBox="0 0 -961 -961" svg:d="m502-26707c-268 0-484 217-484 485 0 213 138 395 330 459-202-61-348-248-348-470 0-271 220-491 491-491 222 0 409 146 470 348-64-192-245-331-459-331z">
              <text:p/>
            </draw:path>
            <draw:path draw:style-name="gr30" draw:text-style-name="P1" draw:layer="layout" svg:width="-1.219cm" svg:height="-1.154cm" svg:x="7.725cm" svg:y="13.468cm" svg:viewBox="0 0 -1220 -1155" svg:d="m637-26915c-340 0-615 261-615 582 0 257 176 475 419 552-255-74-441-299-441-565 0-326 279-590 623-590 281 0 519 176 597 418-82-231-312-397-583-397z">
              <text:p/>
            </draw:path>
          </draw:g>
          <draw:path draw:style-name="gr39" draw:text-style-name="P15" draw:layer="layout" svg:width="5.476cm" svg:height="1.051cm" svg:x="2.745cm" svg:y="10.669cm" svg:viewBox="0 0 5477 1052" svg:d="m0 1052v-589c0-232 192-463 384-463h4708c193 0 385 231 385 463v589z">
            <text:p/>
          </draw:path>
          <draw:frame draw:style-name="gr36" draw:text-style-name="P16" draw:layer="layout" svg:width="5.266cm" svg:height="0.899cm" svg:x="4.262cm" svg:y="10.724cm">
            <draw:text-box>
              <text:p text:style-name="P6"><text:span text:style-name="T13">Finished?</text:span></text:p>
            </draw:text-box>
          </draw:frame>
          <draw:frame draw:style-name="gr36" draw:text-style-name="P7" draw:layer="layout" svg:width="2.749cm" svg:height="0.725cm" svg:x="2.966cm" svg:y="13.471cm">
            <draw:text-box>
              <text:p text:style-name="P6"><text:span text:style-name="T5">Undo move</text:span></text:p>
            </draw:text-box>
          </draw:frame>
          <draw:frame draw:style-name="gr36" draw:text-style-name="P7" draw:layer="layout" svg:width="2.484cm" svg:height="0.725cm" svg:x="6.035cm" svg:y="13.424cm">
            <draw:text-box>
              <text:p text:style-name="P6"><text:span text:style-name="T5">End tur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Transparency_20_10" draw:display-name="Transparency 10" draw:style="radial" draw:cx="50%" draw:cy="50%" draw:start="100%" draw:end="0%" draw:border="0%"/>
    <draw:opacity draw:name="Transparency_20_9" draw:display-name="Transparency 9" draw:style="radial" draw:cx="50%" draw:cy="50%" draw:start="100%" draw:end="5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13T15:32:13</meta:creation-date>
    <dc:date>2010-09-06T22:15:07.33</dc:date>
    <meta:editing-duration>PT255H56M15S</meta:editing-duration>
    <meta:editing-cycles>8</meta:editing-cycles>
    <meta:generator>OpenOffice.org/3.2$Win32 OpenOffice.org_project/320m12$Build-9483</meta:generator>
    <dc:creator>Tony Atkins</dc:creator>
    <meta:document-statistic meta:object-count="753"/>
    <meta:user-defined meta:name="Info 1"/>
    <meta:user-defined meta:name="Info 2"/>
    <meta:user-defined meta:name="Info 3"/>
    <meta:user-defined meta:name="Info 4"/>
  </office:meta>
</office:document-meta>
</file>